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2.5102in"/>
    </style:style>
    <style:style style:name="co5" style:family="table-column">
      <style:table-column-properties fo:break-before="auto" style:column-width="2.283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76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TB real P</text:p>
          </table:table-cell>
          <table:table-cell office:value-type="string">
            <text:p>Yan real P</text:p>
          </table:table-cell>
          <table:table-cell table:number-columns-repeated="9"/>
        </table:table-row>
        <table:table-row table:style-name="ro2">
          <table:table-cell office:value-type="string">
            <text:p>eL=-55.0 gnaps=1.8 vs eL=-55.0 gnaps=2.4</text:p>
          </table:table-cell>
          <table:table-cell office:value-type="float" office:value="78.79">
            <text:p>78.79</text:p>
          </table:table-cell>
          <table:table-cell office:value-type="float" office:value="85">
            <text:p>85</text:p>
          </table:table-cell>
          <table:table-cell table:formula="of:=TDIST([.B2]; 14; 2)" office:value-type="float" office:value="6.12361542356232E-020">
            <text:p>6.12361542356232E-020</text:p>
          </table:table-cell>
          <table:table-cell table:formula="of:=TDIST([.C2]; 14; 2)" office:value-type="float" office:value="2.12149168245827E-020">
            <text:p>2.12149168245827E-020</text:p>
          </table:table-cell>
          <table:table-cell table:formula="of:=[.D2]&lt;[.$N$4]" office:value-type="boolean" office:boolean-value="true">
            <text:p>TRUE</text:p>
          </table:table-cell>
          <table:table-cell table:formula="of:=[.E2]&lt;[.$N$4]" office:value-type="boolean" office:boolean-value="true">
            <text:p>TRUE</text:p>
          </table:table-cell>
          <table:table-cell/>
          <table:table-cell table:formula="of:=[.D2]&lt;[.$N$5]" office:value-type="boolean" office:boolean-value="true">
            <text:p>TRUE</text:p>
          </table:table-cell>
          <table:table-cell table:formula="of:=[.E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55.0 gnaps=3.0</text:p>
          </table:table-cell>
          <table:table-cell office:value-type="float" office:value="139.6">
            <text:p>139.6</text:p>
          </table:table-cell>
          <table:table-cell office:value-type="float" office:value="134.2">
            <text:p>134.2</text:p>
          </table:table-cell>
          <table:table-cell table:formula="of:=TDIST([.B3]; 14; 2)" office:value-type="float" office:value="2.05864293069243E-023">
            <text:p>2.05864293069243E-023</text:p>
          </table:table-cell>
          <table:table-cell table:formula="of:=TDIST([.C3]; 14; 2)" office:value-type="float" office:value="3.57498066910786E-023">
            <text:p>3.57498066910786E-023</text:p>
          </table:table-cell>
          <table:table-cell table:formula="of:=[.D3]&lt;[.$N$4]" office:value-type="boolean" office:boolean-value="true">
            <text:p>TRUE</text:p>
          </table:table-cell>
          <table:table-cell table:formula="of:=[.E3]&lt;[.$N$4]" office:value-type="boolean" office:boolean-value="true">
            <text:p>TRUE</text:p>
          </table:table-cell>
          <table:table-cell/>
          <table:table-cell table:formula="of:=[.D3]&lt;[.$N$5]" office:value-type="boolean" office:boolean-value="true">
            <text:p>TRUE</text:p>
          </table:table-cell>
          <table:table-cell table:formula="of:=[.E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55.0 gnaps=3.6</text:p>
          </table:table-cell>
          <table:table-cell office:value-type="float" office:value="174.5">
            <text:p>174.5</text:p>
          </table:table-cell>
          <table:table-cell office:value-type="float" office:value="168.5">
            <text:p>168.5</text:p>
          </table:table-cell>
          <table:table-cell table:formula="of:=TDIST([.B4]; 14; 2)" office:value-type="float" office:value="9.06937772662723E-025">
            <text:p>9.06937772662723E-025</text:p>
          </table:table-cell>
          <table:table-cell table:formula="of:=TDIST([.C4]; 14; 2)" office:value-type="float" office:value="1.47985757285736E-024">
            <text:p>1.47985757285736E-024</text:p>
          </table:table-cell>
          <table:table-cell table:formula="of:=[.D4]&lt;[.$N$4]" office:value-type="boolean" office:boolean-value="true">
            <text:p>TRUE</text:p>
          </table:table-cell>
          <table:table-cell table:formula="of:=[.E4]&lt;[.$N$4]" office:value-type="boolean" office:boolean-value="true">
            <text:p>TRUE</text:p>
          </table:table-cell>
          <table:table-cell/>
          <table:table-cell table:formula="of:=[.D4]&lt;[.$N$5]" office:value-type="boolean" office:boolean-value="true">
            <text:p>TRUE</text:p>
          </table:table-cell>
          <table:table-cell table:formula="of:=[.E4]&lt;[.$N$5]" office:value-type="boolean" office:boolean-value="true">
            <text:p>TRUE</text:p>
          </table:table-cell>
          <table:table-cell table:number-columns-repeated="3"/>
          <table:table-cell table:formula="of:=0.05/(15+30)" office:value-type="float" office:value="0.00111111111111111">
            <text:p>0.0011111111</text:p>
          </table:table-cell>
        </table:table-row>
        <table:table-row table:style-name="ro2">
          <table:table-cell office:value-type="string">
            <text:p>eL=-55.0 gnaps=1.8 vs eL=-55.0 gnaps=4.2</text:p>
          </table:table-cell>
          <table:table-cell office:value-type="float" office:value="200.3">
            <text:p>200.3</text:p>
          </table:table-cell>
          <table:table-cell office:value-type="float" office:value="190.6">
            <text:p>190.6</text:p>
          </table:table-cell>
          <table:table-cell table:formula="of:=TDIST([.B5]; 14; 2)" office:value-type="float" office:value="1.31672759565786E-025">
            <text:p>1.31672759565786E-025</text:p>
          </table:table-cell>
          <table:table-cell table:formula="of:=TDIST([.C5]; 14; 2)" office:value-type="float" office:value="2.63757558377481E-025">
            <text:p>2.63757558377481E-025</text:p>
          </table:table-cell>
          <table:table-cell table:formula="of:=[.D5]&lt;[.$N$4]" office:value-type="boolean" office:boolean-value="true">
            <text:p>TRUE</text:p>
          </table:table-cell>
          <table:table-cell table:formula="of:=[.E5]&lt;[.$N$4]" office:value-type="boolean" office:boolean-value="true">
            <text:p>TRUE</text:p>
          </table:table-cell>
          <table:table-cell/>
          <table:table-cell table:formula="of:=[.D5]&lt;[.$N$5]" office:value-type="boolean" office:boolean-value="true">
            <text:p>TRUE</text:p>
          </table:table-cell>
          <table:table-cell table:formula="of:=[.E5]&lt;[.$N$5]" office:value-type="boolean" office:boolean-value="true">
            <text:p>TRUE</text:p>
          </table:table-cell>
          <table:table-cell table:number-columns-repeated="3"/>
          <table:table-cell table:formula="of:=0.05/(105+15)" office:value-type="float" office:value="0.000416666666666667">
            <text:p>0.0004166667</text:p>
          </table:table-cell>
        </table:table-row>
        <table:table-row table:style-name="ro2">
          <table:table-cell office:value-type="string">
            <text:p>eL=-55.0 gnaps=1.8 vs eL=-60.0 gnaps=1.8</text:p>
          </table:table-cell>
          <table:table-cell office:value-type="float" office:value="21.34">
            <text:p>21.34</text:p>
          </table:table-cell>
          <table:table-cell office:value-type="float" office:value="63.44">
            <text:p>63.44</text:p>
          </table:table-cell>
          <table:table-cell table:formula="of:=TDIST([.B6]; 14; 2)" office:value-type="float" office:value="0.00000000000445650680273196">
            <text:p>4.45650680273196E-012</text:p>
          </table:table-cell>
          <table:table-cell table:formula="of:=TDIST([.C6]; 14; 2)" office:value-type="float" office:value="1.26194982418423E-018">
            <text:p>1.26194982418423E-018</text:p>
          </table:table-cell>
          <table:table-cell table:formula="of:=[.D6]&lt;[.$N$4]" office:value-type="boolean" office:boolean-value="true">
            <text:p>TRUE</text:p>
          </table:table-cell>
          <table:table-cell table:formula="of:=[.E6]&lt;[.$N$4]" office:value-type="boolean" office:boolean-value="true">
            <text:p>TRUE</text:p>
          </table:table-cell>
          <table:table-cell/>
          <table:table-cell table:formula="of:=[.D6]&lt;[.$N$5]" office:value-type="boolean" office:boolean-value="true">
            <text:p>TRUE</text:p>
          </table:table-cell>
          <table:table-cell table:formula="of:=[.E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0.0 gnaps=2.4</text:p>
          </table:table-cell>
          <table:table-cell office:value-type="float" office:value="12.6">
            <text:p>12.6</text:p>
          </table:table-cell>
          <table:table-cell office:value-type="float" office:value="37.24">
            <text:p>37.24</text:p>
          </table:table-cell>
          <table:table-cell table:formula="of:=TDIST([.B7]; 14; 2)" office:value-type="float" office:value="0.00000000498777288544217">
            <text:p>0.000000005</text:p>
          </table:table-cell>
          <table:table-cell table:formula="of:=TDIST([.C7]; 14; 2)" office:value-type="float" office:value="2.09536624906435E-015">
            <text:p>2.09536624906435E-015</text:p>
          </table:table-cell>
          <table:table-cell table:formula="of:=[.D7]&lt;[.$N$4]" office:value-type="boolean" office:boolean-value="true">
            <text:p>TRUE</text:p>
          </table:table-cell>
          <table:table-cell table:formula="of:=[.E7]&lt;[.$N$4]" office:value-type="boolean" office:boolean-value="true">
            <text:p>TRUE</text:p>
          </table:table-cell>
          <table:table-cell/>
          <table:table-cell table:formula="of:=[.D7]&lt;[.$N$5]" office:value-type="boolean" office:boolean-value="true">
            <text:p>TRUE</text:p>
          </table:table-cell>
          <table:table-cell table:formula="of:=[.E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0.0 gnaps=3.0</text:p>
          </table:table-cell>
          <table:table-cell office:value-type="float" office:value="25.57">
            <text:p>25.57</text:p>
          </table:table-cell>
          <table:table-cell office:value-type="float" office:value="26.1">
            <text:p>26.1</text:p>
          </table:table-cell>
          <table:table-cell table:formula="of:=TDIST([.B8]; 14; 2)" office:value-type="float" office:value="0.000000000000376189249630473">
            <text:p>3.76189249630473E-013</text:p>
          </table:table-cell>
          <table:table-cell table:formula="of:=TDIST([.C8]; 14; 2)" office:value-type="float" office:value="0.000000000000283839424194818">
            <text:p>2.83839424194818E-013</text:p>
          </table:table-cell>
          <table:table-cell table:formula="of:=[.D8]&lt;[.$N$4]" office:value-type="boolean" office:boolean-value="true">
            <text:p>TRUE</text:p>
          </table:table-cell>
          <table:table-cell table:formula="of:=[.E8]&lt;[.$N$4]" office:value-type="boolean" office:boolean-value="true">
            <text:p>TRUE</text:p>
          </table:table-cell>
          <table:table-cell/>
          <table:table-cell table:formula="of:=[.D8]&lt;[.$N$5]" office:value-type="boolean" office:boolean-value="true">
            <text:p>TRUE</text:p>
          </table:table-cell>
          <table:table-cell table:formula="of:=[.E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0.0 gnaps=3.6</text:p>
          </table:table-cell>
          <table:table-cell office:value-type="float" office:value="77.28">
            <text:p>77.28</text:p>
          </table:table-cell>
          <table:table-cell office:value-type="float" office:value="77.68">
            <text:p>77.68</text:p>
          </table:table-cell>
          <table:table-cell table:formula="of:=TDIST([.B9]; 14; 2)" office:value-type="float" office:value="8.02436499224828E-020">
            <text:p>8.02436499224828E-020</text:p>
          </table:table-cell>
          <table:table-cell table:formula="of:=TDIST([.C9]; 14; 2)" office:value-type="float" office:value="7.46602940803978E-020">
            <text:p>7.46602940803978E-020</text:p>
          </table:table-cell>
          <table:table-cell table:formula="of:=[.D9]&lt;[.$N$4]" office:value-type="boolean" office:boolean-value="true">
            <text:p>TRUE</text:p>
          </table:table-cell>
          <table:table-cell table:formula="of:=[.E9]&lt;[.$N$4]" office:value-type="boolean" office:boolean-value="true">
            <text:p>TRUE</text:p>
          </table:table-cell>
          <table:table-cell/>
          <table:table-cell table:formula="of:=[.D9]&lt;[.$N$5]" office:value-type="boolean" office:boolean-value="true">
            <text:p>TRUE</text:p>
          </table:table-cell>
          <table:table-cell table:formula="of:=[.E9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55.0 gnaps=1.8 vs eL=-60.0 gnaps=4.2</text:p>
          </table:table-cell>
          <table:table-cell table:style-name="ce1" office:value-type="float" office:value="0.02703">
            <text:p>0.02703</text:p>
          </table:table-cell>
          <table:table-cell table:style-name="ce1" office:value-type="float" office:value="109.4">
            <text:p>109.4</text:p>
          </table:table-cell>
          <table:table-cell table:style-name="ce1" table:formula="of:=TDIST([.B10]; 14; 2)" office:value-type="float" office:value="0.978817327793892">
            <text:p>0.9788173278</text:p>
          </table:table-cell>
          <table:table-cell table:style-name="ce1" table:formula="of:=TDIST([.C10]; 14; 2)" office:value-type="float" office:value="6.22944217901263E-022">
            <text:p>6.22944217901263E-022</text:p>
          </table:table-cell>
          <table:table-cell table:style-name="ce1" table:formula="of:=[.D10]&lt;[.$N$4]" office:value-type="boolean" office:boolean-value="false">
            <text:p>FALSE</text:p>
          </table:table-cell>
          <table:table-cell table:style-name="ce1" table:formula="of:=[.E10]&lt;[.$N$4]" office:value-type="boolean" office:boolean-value="true">
            <text:p>TRUE</text:p>
          </table:table-cell>
          <table:table-cell table:style-name="ce1"/>
          <table:table-cell table:style-name="ce1" table:formula="of:=[.D10]&lt;[.$N$5]" office:value-type="boolean" office:boolean-value="false">
            <text:p>FALSE</text:p>
          </table:table-cell>
          <table:table-cell table:style-name="ce1" table:formula="of:=[.E1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5.0 gnaps=1.8</text:p>
          </table:table-cell>
          <table:table-cell office:value-type="float" office:value="27.78">
            <text:p>27.78</text:p>
          </table:table-cell>
          <table:table-cell office:value-type="float" office:value="67.85">
            <text:p>67.85</text:p>
          </table:table-cell>
          <table:table-cell table:formula="of:=TDIST([.B11]; 14; 2)" office:value-type="float" office:value="0.000000000000120373034962536">
            <text:p>1.20373034962536E-013</text:p>
          </table:table-cell>
          <table:table-cell table:formula="of:=TDIST([.C11]; 14; 2)" office:value-type="float" office:value="4.93936886638364E-019">
            <text:p>4.93936886638364E-019</text:p>
          </table:table-cell>
          <table:table-cell table:formula="of:=[.D11]&lt;[.$N$4]" office:value-type="boolean" office:boolean-value="true">
            <text:p>TRUE</text:p>
          </table:table-cell>
          <table:table-cell table:formula="of:=[.E11]&lt;[.$N$4]" office:value-type="boolean" office:boolean-value="true">
            <text:p>TRUE</text:p>
          </table:table-cell>
          <table:table-cell/>
          <table:table-cell table:formula="of:=[.D11]&lt;[.$N$5]" office:value-type="boolean" office:boolean-value="true">
            <text:p>TRUE</text:p>
          </table:table-cell>
          <table:table-cell table:formula="of:=[.E1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5.0 gnaps=2.4</text:p>
          </table:table-cell>
          <table:table-cell office:value-type="float" office:value="22.76">
            <text:p>22.76</text:p>
          </table:table-cell>
          <table:table-cell office:value-type="float" office:value="62.54">
            <text:p>62.54</text:p>
          </table:table-cell>
          <table:table-cell table:formula="of:=TDIST([.B12]; 14; 2)" office:value-type="float" office:value="0.0000000000018518313016096">
            <text:p>1.8518313016096E-012</text:p>
          </table:table-cell>
          <table:table-cell table:formula="of:=TDIST([.C12]; 14; 2)" office:value-type="float" office:value="1.54038704266364E-018">
            <text:p>1.54038704266364E-018</text:p>
          </table:table-cell>
          <table:table-cell table:formula="of:=[.D12]&lt;[.$N$4]" office:value-type="boolean" office:boolean-value="true">
            <text:p>TRUE</text:p>
          </table:table-cell>
          <table:table-cell table:formula="of:=[.E12]&lt;[.$N$4]" office:value-type="boolean" office:boolean-value="true">
            <text:p>TRUE</text:p>
          </table:table-cell>
          <table:table-cell/>
          <table:table-cell table:formula="of:=[.D12]&lt;[.$N$5]" office:value-type="boolean" office:boolean-value="true">
            <text:p>TRUE</text:p>
          </table:table-cell>
          <table:table-cell table:formula="of:=[.E1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5.0 gnaps=3.0</text:p>
          </table:table-cell>
          <table:table-cell office:value-type="float" office:value="17.24">
            <text:p>17.24</text:p>
          </table:table-cell>
          <table:table-cell office:value-type="float" office:value="56.64">
            <text:p>56.64</text:p>
          </table:table-cell>
          <table:table-cell table:formula="of:=TDIST([.B13]; 14; 2)" office:value-type="float" office:value="0.0000000000796707438389248">
            <text:p>7.96707438389248E-011</text:p>
          </table:table-cell>
          <table:table-cell table:formula="of:=TDIST([.C13]; 14; 2)" office:value-type="float" office:value="6.13603003252374E-018">
            <text:p>6.13603003252374E-018</text:p>
          </table:table-cell>
          <table:table-cell table:formula="of:=[.D13]&lt;[.$N$4]" office:value-type="boolean" office:boolean-value="true">
            <text:p>TRUE</text:p>
          </table:table-cell>
          <table:table-cell table:formula="of:=[.E13]&lt;[.$N$4]" office:value-type="boolean" office:boolean-value="true">
            <text:p>TRUE</text:p>
          </table:table-cell>
          <table:table-cell/>
          <table:table-cell table:formula="of:=[.D13]&lt;[.$N$5]" office:value-type="boolean" office:boolean-value="true">
            <text:p>TRUE</text:p>
          </table:table-cell>
          <table:table-cell table:formula="of:=[.E1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1.8 vs eL=-65.0 gnaps=3.6</text:p>
          </table:table-cell>
          <table:table-cell office:value-type="float" office:value="9.469">
            <text:p>9.469</text:p>
          </table:table-cell>
          <table:table-cell office:value-type="float" office:value="35.55">
            <text:p>35.55</text:p>
          </table:table-cell>
          <table:table-cell table:formula="of:=TDIST([.B14]; 14; 2)" office:value-type="float" office:value="0.000000182827459220599">
            <text:p>1.82827459220599E-007</text:p>
          </table:table-cell>
          <table:table-cell table:formula="of:=TDIST([.C14]; 14; 2)" office:value-type="float" office:value="3.9890500079889E-015">
            <text:p>3.9890500079889E-015</text:p>
          </table:table-cell>
          <table:table-cell table:formula="of:=[.D14]&lt;[.$N$4]" office:value-type="boolean" office:boolean-value="true">
            <text:p>TRUE</text:p>
          </table:table-cell>
          <table:table-cell table:formula="of:=[.E14]&lt;[.$N$4]" office:value-type="boolean" office:boolean-value="true">
            <text:p>TRUE</text:p>
          </table:table-cell>
          <table:table-cell/>
          <table:table-cell table:formula="of:=[.D14]&lt;[.$N$5]" office:value-type="boolean" office:boolean-value="true">
            <text:p>TRUE</text:p>
          </table:table-cell>
          <table:table-cell table:formula="of:=[.E14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55.0 gnaps=1.8 vs eL=-65.0 gnaps=4.2</text:p>
          </table:table-cell>
          <table:table-cell table:style-name="ce1" office:value-type="float" office:value="2.531">
            <text:p>2.531</text:p>
          </table:table-cell>
          <table:table-cell table:style-name="ce1" office:value-type="float" office:value="4.643">
            <text:p>4.643</text:p>
          </table:table-cell>
          <table:table-cell table:style-name="ce1" table:formula="of:=TDIST([.B15]; 14; 2)" office:value-type="float" office:value="0.0239844874407">
            <text:p>0.0239844874</text:p>
          </table:table-cell>
          <table:table-cell table:style-name="ce1" table:formula="of:=TDIST([.C15]; 14; 2)" office:value-type="float" office:value="0.00038009921229078">
            <text:p>0.0003800992</text:p>
          </table:table-cell>
          <table:table-cell table:style-name="ce1" table:formula="of:=[.D15]&lt;[.$N$4]" office:value-type="boolean" office:boolean-value="false">
            <text:p>FALSE</text:p>
          </table:table-cell>
          <table:table-cell table:style-name="ce1" table:formula="of:=[.E15]&lt;[.$N$4]" office:value-type="boolean" office:boolean-value="true">
            <text:p>TRUE</text:p>
          </table:table-cell>
          <table:table-cell table:style-name="ce1"/>
          <table:table-cell table:style-name="ce1" table:formula="of:=[.D15]&lt;[.$N$5]" office:value-type="boolean" office:boolean-value="false">
            <text:p>FALSE</text:p>
          </table:table-cell>
          <table:table-cell table:style-name="ce1" table:formula="of:=[.E1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55.0 gnaps=3.0</text:p>
          </table:table-cell>
          <table:table-cell office:value-type="float" office:value="60.82">
            <text:p>60.82</text:p>
          </table:table-cell>
          <table:table-cell office:value-type="float" office:value="49.19">
            <text:p>49.19</text:p>
          </table:table-cell>
          <table:table-cell table:formula="of:=TDIST([.B16]; 14; 2)" office:value-type="float" office:value="2.27304106755884E-018">
            <text:p>2.27304106755884E-018</text:p>
          </table:table-cell>
          <table:table-cell table:formula="of:=TDIST([.C16]; 14; 2)" office:value-type="float" office:value="4.37829466933288E-017">
            <text:p>4.37829466933288E-017</text:p>
          </table:table-cell>
          <table:table-cell table:formula="of:=[.D16]&lt;[.$N$4]" office:value-type="boolean" office:boolean-value="true">
            <text:p>TRUE</text:p>
          </table:table-cell>
          <table:table-cell table:formula="of:=[.E16]&lt;[.$N$4]" office:value-type="boolean" office:boolean-value="true">
            <text:p>TRUE</text:p>
          </table:table-cell>
          <table:table-cell/>
          <table:table-cell table:formula="of:=[.D16]&lt;[.$N$5]" office:value-type="boolean" office:boolean-value="true">
            <text:p>TRUE</text:p>
          </table:table-cell>
          <table:table-cell table:formula="of:=[.E1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55.0 gnaps=3.6</text:p>
          </table:table-cell>
          <table:table-cell office:value-type="float" office:value="95.68">
            <text:p>95.68</text:p>
          </table:table-cell>
          <table:table-cell office:value-type="float" office:value="83.49">
            <text:p>83.49</text:p>
          </table:table-cell>
          <table:table-cell table:formula="of:=TDIST([.B17]; 14; 2)" office:value-type="float" office:value="4.05669204015467E-021">
            <text:p>4.05669204015467E-021</text:p>
          </table:table-cell>
          <table:table-cell table:formula="of:=TDIST([.C17]; 14; 2)" office:value-type="float" office:value="2.7253523772505E-020">
            <text:p>2.7253523772505E-020</text:p>
          </table:table-cell>
          <table:table-cell table:formula="of:=[.D17]&lt;[.$N$4]" office:value-type="boolean" office:boolean-value="true">
            <text:p>TRUE</text:p>
          </table:table-cell>
          <table:table-cell table:formula="of:=[.E17]&lt;[.$N$4]" office:value-type="boolean" office:boolean-value="true">
            <text:p>TRUE</text:p>
          </table:table-cell>
          <table:table-cell/>
          <table:table-cell table:formula="of:=[.D17]&lt;[.$N$5]" office:value-type="boolean" office:boolean-value="true">
            <text:p>TRUE</text:p>
          </table:table-cell>
          <table:table-cell table:formula="of:=[.E1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55.0 gnaps=4.2</text:p>
          </table:table-cell>
          <table:table-cell office:value-type="float" office:value="121.5">
            <text:p>121.5</text:p>
          </table:table-cell>
          <table:table-cell office:value-type="float" office:value="105.6">
            <text:p>105.6</text:p>
          </table:table-cell>
          <table:table-cell table:formula="of:=TDIST([.B18]; 14; 2)" office:value-type="float" office:value="1.43632948551846E-022">
            <text:p>1.43632948551846E-022</text:p>
          </table:table-cell>
          <table:table-cell table:formula="of:=TDIST([.C18]; 14; 2)" office:value-type="float" office:value="1.02129887220227E-021">
            <text:p>1.02129887220227E-021</text:p>
          </table:table-cell>
          <table:table-cell table:formula="of:=[.D18]&lt;[.$N$4]" office:value-type="boolean" office:boolean-value="true">
            <text:p>TRUE</text:p>
          </table:table-cell>
          <table:table-cell table:formula="of:=[.E18]&lt;[.$N$4]" office:value-type="boolean" office:boolean-value="true">
            <text:p>TRUE</text:p>
          </table:table-cell>
          <table:table-cell/>
          <table:table-cell table:formula="of:=[.D18]&lt;[.$N$5]" office:value-type="boolean" office:boolean-value="true">
            <text:p>TRUE</text:p>
          </table:table-cell>
          <table:table-cell table:formula="of:=[.E1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0.0 gnaps=1.8</text:p>
          </table:table-cell>
          <table:table-cell office:value-type="float" office:value="100.1">
            <text:p>100.1</text:p>
          </table:table-cell>
          <table:table-cell office:value-type="float" office:value="148.4">
            <text:p>148.4</text:p>
          </table:table-cell>
          <table:table-cell table:formula="of:=TDIST([.B19]; 14; 2)" office:value-type="float" office:value="2.15758121662362E-021">
            <text:p>2.15758121662362E-021</text:p>
          </table:table-cell>
          <table:table-cell table:formula="of:=TDIST([.C19]; 14; 2)" office:value-type="float" office:value="8.75261313372073E-024">
            <text:p>8.75261313372073E-024</text:p>
          </table:table-cell>
          <table:table-cell table:formula="of:=[.D19]&lt;[.$N$4]" office:value-type="boolean" office:boolean-value="true">
            <text:p>TRUE</text:p>
          </table:table-cell>
          <table:table-cell table:formula="of:=[.E19]&lt;[.$N$4]" office:value-type="boolean" office:boolean-value="true">
            <text:p>TRUE</text:p>
          </table:table-cell>
          <table:table-cell/>
          <table:table-cell table:formula="of:=[.D19]&lt;[.$N$5]" office:value-type="boolean" office:boolean-value="true">
            <text:p>TRUE</text:p>
          </table:table-cell>
          <table:table-cell table:formula="of:=[.E1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0.0 gnaps=2.4</text:p>
          </table:table-cell>
          <table:table-cell office:value-type="float" office:value="91.38">
            <text:p>91.38</text:p>
          </table:table-cell>
          <table:table-cell office:value-type="float" office:value="122.2">
            <text:p>122.2</text:p>
          </table:table-cell>
          <table:table-cell table:formula="of:=TDIST([.B20]; 14; 2)" office:value-type="float" office:value="7.71494875303008E-021">
            <text:p>7.71494875303008E-021</text:p>
          </table:table-cell>
          <table:table-cell table:formula="of:=TDIST([.C20]; 14; 2)" office:value-type="float" office:value="1.32542736479712E-022">
            <text:p>1.32542736479712E-022</text:p>
          </table:table-cell>
          <table:table-cell table:formula="of:=[.D20]&lt;[.$N$4]" office:value-type="boolean" office:boolean-value="true">
            <text:p>TRUE</text:p>
          </table:table-cell>
          <table:table-cell table:formula="of:=[.E20]&lt;[.$N$4]" office:value-type="boolean" office:boolean-value="true">
            <text:p>TRUE</text:p>
          </table:table-cell>
          <table:table-cell/>
          <table:table-cell table:formula="of:=[.D20]&lt;[.$N$5]" office:value-type="boolean" office:boolean-value="true">
            <text:p>TRUE</text:p>
          </table:table-cell>
          <table:table-cell table:formula="of:=[.E2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0.0 gnaps=3.0</text:p>
          </table:table-cell>
          <table:table-cell office:value-type="float" office:value="53.22">
            <text:p>53.22</text:p>
          </table:table-cell>
          <table:table-cell office:value-type="float" office:value="58.9">
            <text:p>58.9</text:p>
          </table:table-cell>
          <table:table-cell table:formula="of:=TDIST([.B21]; 14; 2)" office:value-type="float" office:value="1.46191604515149E-017">
            <text:p>1.46191604515149E-017</text:p>
          </table:table-cell>
          <table:table-cell table:formula="of:=TDIST([.C21]; 14; 2)" office:value-type="float" office:value="3.55574851241222E-018">
            <text:p>3.55574851241222E-018</text:p>
          </table:table-cell>
          <table:table-cell table:formula="of:=[.D21]&lt;[.$N$4]" office:value-type="boolean" office:boolean-value="true">
            <text:p>TRUE</text:p>
          </table:table-cell>
          <table:table-cell table:formula="of:=[.E21]&lt;[.$N$4]" office:value-type="boolean" office:boolean-value="true">
            <text:p>TRUE</text:p>
          </table:table-cell>
          <table:table-cell/>
          <table:table-cell table:formula="of:=[.D21]&lt;[.$N$5]" office:value-type="boolean" office:boolean-value="true">
            <text:p>TRUE</text:p>
          </table:table-cell>
          <table:table-cell table:formula="of:=[.E21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55.0 gnaps=2.4 vs eL=-60.0 gnaps=3.6</text:p>
          </table:table-cell>
          <table:table-cell table:style-name="ce1" office:value-type="float" office:value="1.506">
            <text:p>1.506</text:p>
          </table:table-cell>
          <table:table-cell table:style-name="ce1" office:value-type="float" office:value="7.314">
            <text:p>7.314</text:p>
          </table:table-cell>
          <table:table-cell table:style-name="ce1" table:formula="of:=TDIST([.B22]; 14; 2)" office:value-type="float" office:value="0.154293884543348">
            <text:p>0.1542938845</text:p>
          </table:table-cell>
          <table:table-cell table:style-name="ce1" table:formula="of:=TDIST([.C22]; 14; 2)" office:value-type="float" office:value="0.0000038260758186228">
            <text:p>3.8260758186228E-006</text:p>
          </table:table-cell>
          <table:table-cell table:style-name="ce1" table:formula="of:=[.D22]&lt;[.$N$4]" office:value-type="boolean" office:boolean-value="false">
            <text:p>FALSE</text:p>
          </table:table-cell>
          <table:table-cell table:style-name="ce1" table:formula="of:=[.E22]&lt;[.$N$4]" office:value-type="boolean" office:boolean-value="true">
            <text:p>TRUE</text:p>
          </table:table-cell>
          <table:table-cell table:style-name="ce1"/>
          <table:table-cell table:style-name="ce1" table:formula="of:=[.D22]&lt;[.$N$5]" office:value-type="boolean" office:boolean-value="false">
            <text:p>FALSE</text:p>
          </table:table-cell>
          <table:table-cell table:style-name="ce1" table:formula="of:=[.E2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0.0 gnaps=4.2</text:p>
          </table:table-cell>
          <table:table-cell office:value-type="float" office:value="90.91">
            <text:p>90.91</text:p>
          </table:table-cell>
          <table:table-cell office:value-type="float" office:value="24.44">
            <text:p>24.44</text:p>
          </table:table-cell>
          <table:table-cell table:formula="of:=TDIST([.B23]; 14; 2)" office:value-type="float" office:value="8.2915655067708E-021">
            <text:p>8.2915655067708E-021</text:p>
          </table:table-cell>
          <table:table-cell table:formula="of:=TDIST([.C23]; 14; 2)" office:value-type="float" office:value="0.000000000000699152357226528">
            <text:p>6.99152357226528E-013</text:p>
          </table:table-cell>
          <table:table-cell table:formula="of:=[.D23]&lt;[.$N$4]" office:value-type="boolean" office:boolean-value="true">
            <text:p>TRUE</text:p>
          </table:table-cell>
          <table:table-cell table:formula="of:=[.E23]&lt;[.$N$4]" office:value-type="boolean" office:boolean-value="true">
            <text:p>TRUE</text:p>
          </table:table-cell>
          <table:table-cell/>
          <table:table-cell table:formula="of:=[.D23]&lt;[.$N$5]" office:value-type="boolean" office:boolean-value="true">
            <text:p>TRUE</text:p>
          </table:table-cell>
          <table:table-cell table:formula="of:=[.E2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5.0 gnaps=1.8</text:p>
          </table:table-cell>
          <table:table-cell office:value-type="float" office:value="106.6">
            <text:p>106.6</text:p>
          </table:table-cell>
          <table:table-cell office:value-type="float" office:value="152.9">
            <text:p>152.9</text:p>
          </table:table-cell>
          <table:table-cell table:formula="of:=TDIST([.B24]; 14; 2)" office:value-type="float" office:value="8.95186606250058E-022">
            <text:p>8.95186606250058E-022</text:p>
          </table:table-cell>
          <table:table-cell table:formula="of:=TDIST([.C24]; 14; 2)" office:value-type="float" office:value="5.762521566787E-024">
            <text:p>5.762521566787E-024</text:p>
          </table:table-cell>
          <table:table-cell table:formula="of:=[.D24]&lt;[.$N$4]" office:value-type="boolean" office:boolean-value="true">
            <text:p>TRUE</text:p>
          </table:table-cell>
          <table:table-cell table:formula="of:=[.E24]&lt;[.$N$4]" office:value-type="boolean" office:boolean-value="true">
            <text:p>TRUE</text:p>
          </table:table-cell>
          <table:table-cell/>
          <table:table-cell table:formula="of:=[.D24]&lt;[.$N$5]" office:value-type="boolean" office:boolean-value="true">
            <text:p>TRUE</text:p>
          </table:table-cell>
          <table:table-cell table:formula="of:=[.E2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5.0 gnaps=2.4</text:p>
          </table:table-cell>
          <table:table-cell office:value-type="float" office:value="101.5">
            <text:p>101.5</text:p>
          </table:table-cell>
          <table:table-cell office:value-type="float" office:value="147.5">
            <text:p>147.5</text:p>
          </table:table-cell>
          <table:table-cell table:formula="of:=TDIST([.B25]; 14; 2)" office:value-type="float" office:value="1.77675927211883E-021">
            <text:p>1.77675927211883E-021</text:p>
          </table:table-cell>
          <table:table-cell table:formula="of:=TDIST([.C25]; 14; 2)" office:value-type="float" office:value="9.53019744077103E-024">
            <text:p>9.53019744077103E-024</text:p>
          </table:table-cell>
          <table:table-cell table:formula="of:=[.D25]&lt;[.$N$4]" office:value-type="boolean" office:boolean-value="true">
            <text:p>TRUE</text:p>
          </table:table-cell>
          <table:table-cell table:formula="of:=[.E25]&lt;[.$N$4]" office:value-type="boolean" office:boolean-value="true">
            <text:p>TRUE</text:p>
          </table:table-cell>
          <table:table-cell/>
          <table:table-cell table:formula="of:=[.D25]&lt;[.$N$5]" office:value-type="boolean" office:boolean-value="true">
            <text:p>TRUE</text:p>
          </table:table-cell>
          <table:table-cell table:formula="of:=[.E2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5.0 gnaps=3.0</text:p>
          </table:table-cell>
          <table:table-cell office:value-type="float" office:value="96.03">
            <text:p>96.03</text:p>
          </table:table-cell>
          <table:table-cell office:value-type="float" office:value="141.6">
            <text:p>141.6</text:p>
          </table:table-cell>
          <table:table-cell table:formula="of:=TDIST([.B26]; 14; 2)" office:value-type="float" office:value="3.8548105063935E-021">
            <text:p>3.8548105063935E-021</text:p>
          </table:table-cell>
          <table:table-cell table:formula="of:=TDIST([.C26]; 14; 2)" office:value-type="float" office:value="1.68713067893979E-023">
            <text:p>1.68713067893979E-023</text:p>
          </table:table-cell>
          <table:table-cell table:formula="of:=[.D26]&lt;[.$N$4]" office:value-type="boolean" office:boolean-value="true">
            <text:p>TRUE</text:p>
          </table:table-cell>
          <table:table-cell table:formula="of:=[.E26]&lt;[.$N$4]" office:value-type="boolean" office:boolean-value="true">
            <text:p>TRUE</text:p>
          </table:table-cell>
          <table:table-cell/>
          <table:table-cell table:formula="of:=[.D26]&lt;[.$N$5]" office:value-type="boolean" office:boolean-value="true">
            <text:p>TRUE</text:p>
          </table:table-cell>
          <table:table-cell table:formula="of:=[.E2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5.0 gnaps=3.6</text:p>
          </table:table-cell>
          <table:table-cell office:value-type="float" office:value="88.26">
            <text:p>88.26</text:p>
          </table:table-cell>
          <table:table-cell office:value-type="float" office:value="120.6">
            <text:p>120.6</text:p>
          </table:table-cell>
          <table:table-cell table:formula="of:=TDIST([.B27]; 14; 2)" office:value-type="float" office:value="1.25375033908238E-020">
            <text:p>1.25375033908238E-020</text:p>
          </table:table-cell>
          <table:table-cell table:formula="of:=TDIST([.C27]; 14; 2)" office:value-type="float" office:value="1.59374635271345E-022">
            <text:p>1.59374635271345E-022</text:p>
          </table:table-cell>
          <table:table-cell table:formula="of:=[.D27]&lt;[.$N$4]" office:value-type="boolean" office:boolean-value="true">
            <text:p>TRUE</text:p>
          </table:table-cell>
          <table:table-cell table:formula="of:=[.E27]&lt;[.$N$4]" office:value-type="boolean" office:boolean-value="true">
            <text:p>TRUE</text:p>
          </table:table-cell>
          <table:table-cell/>
          <table:table-cell table:formula="of:=[.D27]&lt;[.$N$5]" office:value-type="boolean" office:boolean-value="true">
            <text:p>TRUE</text:p>
          </table:table-cell>
          <table:table-cell table:formula="of:=[.E2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2.4 vs eL=-65.0 gnaps=4.2</text:p>
          </table:table-cell>
          <table:table-cell office:value-type="float" office:value="76.26">
            <text:p>76.26</text:p>
          </table:table-cell>
          <table:table-cell office:value-type="float" office:value="89.64">
            <text:p>89.64</text:p>
          </table:table-cell>
          <table:table-cell table:formula="of:=TDIST([.B28]; 14; 2)" office:value-type="float" office:value="9.66085478651929E-020">
            <text:p>9.66085478651929E-020</text:p>
          </table:table-cell>
          <table:table-cell table:formula="of:=TDIST([.C28]; 14; 2)" office:value-type="float" office:value="1.0093373376955E-020">
            <text:p>1.0093373376955E-020</text:p>
          </table:table-cell>
          <table:table-cell table:formula="of:=[.D28]&lt;[.$N$4]" office:value-type="boolean" office:boolean-value="true">
            <text:p>TRUE</text:p>
          </table:table-cell>
          <table:table-cell table:formula="of:=[.E28]&lt;[.$N$4]" office:value-type="boolean" office:boolean-value="true">
            <text:p>TRUE</text:p>
          </table:table-cell>
          <table:table-cell/>
          <table:table-cell table:formula="of:=[.D28]&lt;[.$N$5]" office:value-type="boolean" office:boolean-value="true">
            <text:p>TRUE</text:p>
          </table:table-cell>
          <table:table-cell table:formula="of:=[.E2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55.0 gnaps=3.6</text:p>
          </table:table-cell>
          <table:table-cell office:value-type="float" office:value="34.86">
            <text:p>34.86</text:p>
          </table:table-cell>
          <table:table-cell office:value-type="float" office:value="34.31">
            <text:p>34.31</text:p>
          </table:table-cell>
          <table:table-cell table:formula="of:=TDIST([.B29]; 14; 2)" office:value-type="float" office:value="5.23350193552278E-015">
            <text:p>5.23350193552278E-015</text:p>
          </table:table-cell>
          <table:table-cell table:formula="of:=TDIST([.C29]; 14; 2)" office:value-type="float" office:value="6.5228405918253E-015">
            <text:p>6.5228405918253E-015</text:p>
          </table:table-cell>
          <table:table-cell table:formula="of:=[.D29]&lt;[.$N$4]" office:value-type="boolean" office:boolean-value="true">
            <text:p>TRUE</text:p>
          </table:table-cell>
          <table:table-cell table:formula="of:=[.E29]&lt;[.$N$4]" office:value-type="boolean" office:boolean-value="true">
            <text:p>TRUE</text:p>
          </table:table-cell>
          <table:table-cell/>
          <table:table-cell table:formula="of:=[.D29]&lt;[.$N$5]" office:value-type="boolean" office:boolean-value="true">
            <text:p>TRUE</text:p>
          </table:table-cell>
          <table:table-cell table:formula="of:=[.E2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55.0 gnaps=4.2</text:p>
          </table:table-cell>
          <table:table-cell office:value-type="float" office:value="60.71">
            <text:p>60.71</text:p>
          </table:table-cell>
          <table:table-cell office:value-type="float" office:value="56.44">
            <text:p>56.44</text:p>
          </table:table-cell>
          <table:table-cell table:formula="of:=TDIST([.B30]; 14; 2)" office:value-type="float" office:value="2.33117494116773E-018">
            <text:p>2.33117494116773E-018</text:p>
          </table:table-cell>
          <table:table-cell table:formula="of:=TDIST([.C30]; 14; 2)" office:value-type="float" office:value="6.44624652103162E-018">
            <text:p>6.44624652103162E-018</text:p>
          </table:table-cell>
          <table:table-cell table:formula="of:=[.D30]&lt;[.$N$4]" office:value-type="boolean" office:boolean-value="true">
            <text:p>TRUE</text:p>
          </table:table-cell>
          <table:table-cell table:formula="of:=[.E30]&lt;[.$N$4]" office:value-type="boolean" office:boolean-value="true">
            <text:p>TRUE</text:p>
          </table:table-cell>
          <table:table-cell/>
          <table:table-cell table:formula="of:=[.D30]&lt;[.$N$5]" office:value-type="boolean" office:boolean-value="true">
            <text:p>TRUE</text:p>
          </table:table-cell>
          <table:table-cell table:formula="of:=[.E3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0.0 gnaps=1.8</text:p>
          </table:table-cell>
          <table:table-cell office:value-type="float" office:value="160.9">
            <text:p>160.9</text:p>
          </table:table-cell>
          <table:table-cell office:value-type="float" office:value="197.6">
            <text:p>197.6</text:p>
          </table:table-cell>
          <table:table-cell table:formula="of:=TDIST([.B31]; 14; 2)" office:value-type="float" office:value="2.82291725535483E-024">
            <text:p>2.82291725535483E-024</text:p>
          </table:table-cell>
          <table:table-cell table:formula="of:=TDIST([.C31]; 14; 2)" office:value-type="float" office:value="1.59215266985869E-025">
            <text:p>1.59215266985869E-025</text:p>
          </table:table-cell>
          <table:table-cell table:formula="of:=[.D31]&lt;[.$N$4]" office:value-type="boolean" office:boolean-value="true">
            <text:p>TRUE</text:p>
          </table:table-cell>
          <table:table-cell table:formula="of:=[.E31]&lt;[.$N$4]" office:value-type="boolean" office:boolean-value="true">
            <text:p>TRUE</text:p>
          </table:table-cell>
          <table:table-cell/>
          <table:table-cell table:formula="of:=[.D31]&lt;[.$N$5]" office:value-type="boolean" office:boolean-value="true">
            <text:p>TRUE</text:p>
          </table:table-cell>
          <table:table-cell table:formula="of:=[.E3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0.0 gnaps=2.4</text:p>
          </table:table-cell>
          <table:table-cell office:value-type="float" office:value="152.2">
            <text:p>152.2</text:p>
          </table:table-cell>
          <table:table-cell office:value-type="float" office:value="171.4">
            <text:p>171.4</text:p>
          </table:table-cell>
          <table:table-cell table:formula="of:=TDIST([.B32]; 14; 2)" office:value-type="float" office:value="6.14464078952731E-024">
            <text:p>6.14464078952731E-024</text:p>
          </table:table-cell>
          <table:table-cell table:formula="of:=TDIST([.C32]; 14; 2)" office:value-type="float" office:value="1.1655053630114E-024">
            <text:p>1.1655053630114E-024</text:p>
          </table:table-cell>
          <table:table-cell table:formula="of:=[.D32]&lt;[.$N$4]" office:value-type="boolean" office:boolean-value="true">
            <text:p>TRUE</text:p>
          </table:table-cell>
          <table:table-cell table:formula="of:=[.E32]&lt;[.$N$4]" office:value-type="boolean" office:boolean-value="true">
            <text:p>TRUE</text:p>
          </table:table-cell>
          <table:table-cell/>
          <table:table-cell table:formula="of:=[.D32]&lt;[.$N$5]" office:value-type="boolean" office:boolean-value="true">
            <text:p>TRUE</text:p>
          </table:table-cell>
          <table:table-cell table:formula="of:=[.E3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0.0 gnaps=3.0</text:p>
          </table:table-cell>
          <table:table-cell office:value-type="float" office:value="114">
            <text:p>114</text:p>
          </table:table-cell>
          <table:table-cell office:value-type="float" office:value="108.1">
            <text:p>108.1</text:p>
          </table:table-cell>
          <table:table-cell table:formula="of:=TDIST([.B33]; 14; 2)" office:value-type="float" office:value="3.50176562004872E-022">
            <text:p>3.50176562004872E-022</text:p>
          </table:table-cell>
          <table:table-cell table:formula="of:=TDIST([.C33]; 14; 2)" office:value-type="float" office:value="7.36294199310242E-022">
            <text:p>7.36294199310242E-022</text:p>
          </table:table-cell>
          <table:table-cell table:formula="of:=[.D33]&lt;[.$N$4]" office:value-type="boolean" office:boolean-value="true">
            <text:p>TRUE</text:p>
          </table:table-cell>
          <table:table-cell table:formula="of:=[.E33]&lt;[.$N$4]" office:value-type="boolean" office:boolean-value="true">
            <text:p>TRUE</text:p>
          </table:table-cell>
          <table:table-cell/>
          <table:table-cell table:formula="of:=[.D33]&lt;[.$N$5]" office:value-type="boolean" office:boolean-value="true">
            <text:p>TRUE</text:p>
          </table:table-cell>
          <table:table-cell table:formula="of:=[.E3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0.0 gnaps=3.6</text:p>
          </table:table-cell>
          <table:table-cell office:value-type="float" office:value="62.32">
            <text:p>62.32</text:p>
          </table:table-cell>
          <table:table-cell office:value-type="float" office:value="56.5">
            <text:p>56.5</text:p>
          </table:table-cell>
          <table:table-cell table:formula="of:=TDIST([.B34]; 14; 2)" office:value-type="float" office:value="1.6180204682332E-018">
            <text:p>1.6180204682332E-018</text:p>
          </table:table-cell>
          <table:table-cell table:formula="of:=TDIST([.C34]; 14; 2)" office:value-type="float" office:value="6.35145441948075E-018">
            <text:p>6.35145441948075E-018</text:p>
          </table:table-cell>
          <table:table-cell table:formula="of:=[.D34]&lt;[.$N$4]" office:value-type="boolean" office:boolean-value="true">
            <text:p>TRUE</text:p>
          </table:table-cell>
          <table:table-cell table:formula="of:=[.E34]&lt;[.$N$4]" office:value-type="boolean" office:boolean-value="true">
            <text:p>TRUE</text:p>
          </table:table-cell>
          <table:table-cell/>
          <table:table-cell table:formula="of:=[.D34]&lt;[.$N$5]" office:value-type="boolean" office:boolean-value="true">
            <text:p>TRUE</text:p>
          </table:table-cell>
          <table:table-cell table:formula="of:=[.E3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0.0 gnaps=4.2</text:p>
          </table:table-cell>
          <table:table-cell office:value-type="float" office:value="161.1">
            <text:p>161.1</text:p>
          </table:table-cell>
          <table:table-cell office:value-type="float" office:value="24.74">
            <text:p>24.74</text:p>
          </table:table-cell>
          <table:table-cell table:formula="of:=TDIST([.B35]; 14; 2)" office:value-type="float" office:value="2.77427189523085E-024">
            <text:p>2.77427189523085E-024</text:p>
          </table:table-cell>
          <table:table-cell table:formula="of:=TDIST([.C35]; 14; 2)" office:value-type="float" office:value="0.000000000000591516631208285">
            <text:p>5.91516631208285E-013</text:p>
          </table:table-cell>
          <table:table-cell table:formula="of:=[.D35]&lt;[.$N$4]" office:value-type="boolean" office:boolean-value="true">
            <text:p>TRUE</text:p>
          </table:table-cell>
          <table:table-cell table:formula="of:=[.E35]&lt;[.$N$4]" office:value-type="boolean" office:boolean-value="true">
            <text:p>TRUE</text:p>
          </table:table-cell>
          <table:table-cell/>
          <table:table-cell table:formula="of:=[.D35]&lt;[.$N$5]" office:value-type="boolean" office:boolean-value="true">
            <text:p>TRUE</text:p>
          </table:table-cell>
          <table:table-cell table:formula="of:=[.E3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5.0 gnaps=1.8</text:p>
          </table:table-cell>
          <table:table-cell office:value-type="float" office:value="167.4">
            <text:p>167.4</text:p>
          </table:table-cell>
          <table:table-cell office:value-type="float" office:value="202">
            <text:p>202</text:p>
          </table:table-cell>
          <table:table-cell table:formula="of:=TDIST([.B36]; 14; 2)" office:value-type="float" office:value="1.62189867927087E-024">
            <text:p>1.62189867927087E-024</text:p>
          </table:table-cell>
          <table:table-cell table:formula="of:=TDIST([.C36]; 14; 2)" office:value-type="float" office:value="1.16984067850599E-025">
            <text:p>1.16984067850599E-025</text:p>
          </table:table-cell>
          <table:table-cell table:formula="of:=[.D36]&lt;[.$N$4]" office:value-type="boolean" office:boolean-value="true">
            <text:p>TRUE</text:p>
          </table:table-cell>
          <table:table-cell table:formula="of:=[.E36]&lt;[.$N$4]" office:value-type="boolean" office:boolean-value="true">
            <text:p>TRUE</text:p>
          </table:table-cell>
          <table:table-cell/>
          <table:table-cell table:formula="of:=[.D36]&lt;[.$N$5]" office:value-type="boolean" office:boolean-value="true">
            <text:p>TRUE</text:p>
          </table:table-cell>
          <table:table-cell table:formula="of:=[.E3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5.0 gnaps=2.4</text:p>
          </table:table-cell>
          <table:table-cell office:value-type="float" office:value="162.4">
            <text:p>162.4</text:p>
          </table:table-cell>
          <table:table-cell office:value-type="float" office:value="196.7">
            <text:p>196.7</text:p>
          </table:table-cell>
          <table:table-cell table:formula="of:=TDIST([.B37]; 14; 2)" office:value-type="float" office:value="2.47917247608573E-024">
            <text:p>2.47917247608573E-024</text:p>
          </table:table-cell>
          <table:table-cell table:formula="of:=TDIST([.C37]; 14; 2)" office:value-type="float" office:value="1.69719390976196E-025">
            <text:p>1.69719390976196E-025</text:p>
          </table:table-cell>
          <table:table-cell table:formula="of:=[.D37]&lt;[.$N$4]" office:value-type="boolean" office:boolean-value="true">
            <text:p>TRUE</text:p>
          </table:table-cell>
          <table:table-cell table:formula="of:=[.E37]&lt;[.$N$4]" office:value-type="boolean" office:boolean-value="true">
            <text:p>TRUE</text:p>
          </table:table-cell>
          <table:table-cell/>
          <table:table-cell table:formula="of:=[.D37]&lt;[.$N$5]" office:value-type="boolean" office:boolean-value="true">
            <text:p>TRUE</text:p>
          </table:table-cell>
          <table:table-cell table:formula="of:=[.E3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5.0 gnaps=3.0</text:p>
          </table:table-cell>
          <table:table-cell office:value-type="float" office:value="156.8">
            <text:p>156.8</text:p>
          </table:table-cell>
          <table:table-cell office:value-type="float" office:value="190.8">
            <text:p>190.8</text:p>
          </table:table-cell>
          <table:table-cell table:formula="of:=TDIST([.B38]; 14; 2)" office:value-type="float" office:value="4.0509449339945E-024">
            <text:p>4.0509449339945E-024</text:p>
          </table:table-cell>
          <table:table-cell table:formula="of:=TDIST([.C38]; 14; 2)" office:value-type="float" office:value="2.59914541314505E-025">
            <text:p>2.59914541314505E-025</text:p>
          </table:table-cell>
          <table:table-cell table:formula="of:=[.D38]&lt;[.$N$4]" office:value-type="boolean" office:boolean-value="true">
            <text:p>TRUE</text:p>
          </table:table-cell>
          <table:table-cell table:formula="of:=[.E38]&lt;[.$N$4]" office:value-type="boolean" office:boolean-value="true">
            <text:p>TRUE</text:p>
          </table:table-cell>
          <table:table-cell/>
          <table:table-cell table:formula="of:=[.D38]&lt;[.$N$5]" office:value-type="boolean" office:boolean-value="true">
            <text:p>TRUE</text:p>
          </table:table-cell>
          <table:table-cell table:formula="of:=[.E3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5.0 gnaps=3.6</text:p>
          </table:table-cell>
          <table:table-cell office:value-type="float" office:value="149.1">
            <text:p>149.1</text:p>
          </table:table-cell>
          <table:table-cell office:value-type="float" office:value="169.7">
            <text:p>169.7</text:p>
          </table:table-cell>
          <table:table-cell table:formula="of:=TDIST([.B39]; 14; 2)" office:value-type="float" office:value="8.19487436180237E-024">
            <text:p>8.19487436180237E-024</text:p>
          </table:table-cell>
          <table:table-cell table:formula="of:=TDIST([.C39]; 14; 2)" office:value-type="float" office:value="1.33996234746917E-024">
            <text:p>1.33996234746917E-024</text:p>
          </table:table-cell>
          <table:table-cell table:formula="of:=[.D39]&lt;[.$N$4]" office:value-type="boolean" office:boolean-value="true">
            <text:p>TRUE</text:p>
          </table:table-cell>
          <table:table-cell table:formula="of:=[.E39]&lt;[.$N$4]" office:value-type="boolean" office:boolean-value="true">
            <text:p>TRUE</text:p>
          </table:table-cell>
          <table:table-cell/>
          <table:table-cell table:formula="of:=[.D39]&lt;[.$N$5]" office:value-type="boolean" office:boolean-value="true">
            <text:p>TRUE</text:p>
          </table:table-cell>
          <table:table-cell table:formula="of:=[.E3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0 vs eL=-65.0 gnaps=4.2</text:p>
          </table:table-cell>
          <table:table-cell office:value-type="float" office:value="137.1">
            <text:p>137.1</text:p>
          </table:table-cell>
          <table:table-cell office:value-type="float" office:value="138.8">
            <text:p>138.8</text:p>
          </table:table-cell>
          <table:table-cell table:formula="of:=TDIST([.B40]; 14; 2)" office:value-type="float" office:value="2.65080156677903E-023">
            <text:p>2.65080156677903E-023</text:p>
          </table:table-cell>
          <table:table-cell table:formula="of:=TDIST([.C40]; 14; 2)" office:value-type="float" office:value="2.23100581872408E-023">
            <text:p>2.23100581872408E-023</text:p>
          </table:table-cell>
          <table:table-cell table:formula="of:=[.D40]&lt;[.$N$4]" office:value-type="boolean" office:boolean-value="true">
            <text:p>TRUE</text:p>
          </table:table-cell>
          <table:table-cell table:formula="of:=[.E40]&lt;[.$N$4]" office:value-type="boolean" office:boolean-value="true">
            <text:p>TRUE</text:p>
          </table:table-cell>
          <table:table-cell/>
          <table:table-cell table:formula="of:=[.D40]&lt;[.$N$5]" office:value-type="boolean" office:boolean-value="true">
            <text:p>TRUE</text:p>
          </table:table-cell>
          <table:table-cell table:formula="of:=[.E4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55.0 gnaps=4.2</text:p>
          </table:table-cell>
          <table:table-cell office:value-type="float" office:value="25.85">
            <text:p>25.85</text:p>
          </table:table-cell>
          <table:table-cell office:value-type="float" office:value="22.13">
            <text:p>22.13</text:p>
          </table:table-cell>
          <table:table-cell table:formula="of:=TDIST([.B41]; 14; 2)" office:value-type="float" office:value="0.000000000000323949051545301">
            <text:p>3.23949051545301E-013</text:p>
          </table:table-cell>
          <table:table-cell table:formula="of:=TDIST([.C41]; 14; 2)" office:value-type="float" office:value="0.00000000000271609366619824">
            <text:p>2.71609366619824E-012</text:p>
          </table:table-cell>
          <table:table-cell table:formula="of:=[.D41]&lt;[.$N$4]" office:value-type="boolean" office:boolean-value="true">
            <text:p>TRUE</text:p>
          </table:table-cell>
          <table:table-cell table:formula="of:=[.E41]&lt;[.$N$4]" office:value-type="boolean" office:boolean-value="true">
            <text:p>TRUE</text:p>
          </table:table-cell>
          <table:table-cell/>
          <table:table-cell table:formula="of:=[.D41]&lt;[.$N$5]" office:value-type="boolean" office:boolean-value="true">
            <text:p>TRUE</text:p>
          </table:table-cell>
          <table:table-cell table:formula="of:=[.E4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0.0 gnaps=1.8</text:p>
          </table:table-cell>
          <table:table-cell office:value-type="float" office:value="195.8">
            <text:p>195.8</text:p>
          </table:table-cell>
          <table:table-cell office:value-type="float" office:value="231.9">
            <text:p>231.9</text:p>
          </table:table-cell>
          <table:table-cell table:formula="of:=TDIST([.B42]; 14; 2)" office:value-type="float" office:value="1.80969497342661E-025">
            <text:p>1.80969497342661E-025</text:p>
          </table:table-cell>
          <table:table-cell table:formula="of:=TDIST([.C42]; 14; 2)" office:value-type="float" office:value="1.69461577598916E-026">
            <text:p>1.69461577598916E-026</text:p>
          </table:table-cell>
          <table:table-cell table:formula="of:=[.D42]&lt;[.$N$4]" office:value-type="boolean" office:boolean-value="true">
            <text:p>TRUE</text:p>
          </table:table-cell>
          <table:table-cell table:formula="of:=[.E42]&lt;[.$N$4]" office:value-type="boolean" office:boolean-value="true">
            <text:p>TRUE</text:p>
          </table:table-cell>
          <table:table-cell/>
          <table:table-cell table:formula="of:=[.D42]&lt;[.$N$5]" office:value-type="boolean" office:boolean-value="true">
            <text:p>TRUE</text:p>
          </table:table-cell>
          <table:table-cell table:formula="of:=[.E4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0.0 gnaps=2.4</text:p>
          </table:table-cell>
          <table:table-cell office:value-type="float" office:value="187.1">
            <text:p>187.1</text:p>
          </table:table-cell>
          <table:table-cell office:value-type="float" office:value="205.7">
            <text:p>205.7</text:p>
          </table:table-cell>
          <table:table-cell table:formula="of:=TDIST([.B43]; 14; 2)" office:value-type="float" office:value="3.41862116172074E-025">
            <text:p>3.41862116172074E-025</text:p>
          </table:table-cell>
          <table:table-cell table:formula="of:=TDIST([.C43]; 14; 2)" office:value-type="float" office:value="9.07403933969082E-026">
            <text:p>9.07403933969082E-026</text:p>
          </table:table-cell>
          <table:table-cell table:formula="of:=[.D43]&lt;[.$N$4]" office:value-type="boolean" office:boolean-value="true">
            <text:p>TRUE</text:p>
          </table:table-cell>
          <table:table-cell table:formula="of:=[.E43]&lt;[.$N$4]" office:value-type="boolean" office:boolean-value="true">
            <text:p>TRUE</text:p>
          </table:table-cell>
          <table:table-cell/>
          <table:table-cell table:formula="of:=[.D43]&lt;[.$N$5]" office:value-type="boolean" office:boolean-value="true">
            <text:p>TRUE</text:p>
          </table:table-cell>
          <table:table-cell table:formula="of:=[.E4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0.0 gnaps=3.0</text:p>
          </table:table-cell>
          <table:table-cell office:value-type="float" office:value="148.9">
            <text:p>148.9</text:p>
          </table:table-cell>
          <table:table-cell office:value-type="float" office:value="142.4">
            <text:p>142.4</text:p>
          </table:table-cell>
          <table:table-cell table:formula="of:=TDIST([.B44]; 14; 2)" office:value-type="float" office:value="8.35023537817624E-024">
            <text:p>8.35023537817624E-024</text:p>
          </table:table-cell>
          <table:table-cell table:formula="of:=TDIST([.C44]; 14; 2)" office:value-type="float" office:value="1.55925340451143E-023">
            <text:p>1.55925340451143E-023</text:p>
          </table:table-cell>
          <table:table-cell table:formula="of:=[.D44]&lt;[.$N$4]" office:value-type="boolean" office:boolean-value="true">
            <text:p>TRUE</text:p>
          </table:table-cell>
          <table:table-cell table:formula="of:=[.E44]&lt;[.$N$4]" office:value-type="boolean" office:boolean-value="true">
            <text:p>TRUE</text:p>
          </table:table-cell>
          <table:table-cell/>
          <table:table-cell table:formula="of:=[.D44]&lt;[.$N$5]" office:value-type="boolean" office:boolean-value="true">
            <text:p>TRUE</text:p>
          </table:table-cell>
          <table:table-cell table:formula="of:=[.E4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0.0 gnaps=3.6</text:p>
          </table:table-cell>
          <table:table-cell office:value-type="float" office:value="97.18">
            <text:p>97.18</text:p>
          </table:table-cell>
          <table:table-cell office:value-type="float" office:value="90.81">
            <text:p>90.81</text:p>
          </table:table-cell>
          <table:table-cell table:formula="of:=TDIST([.B45]; 14; 2)" office:value-type="float" office:value="3.26381218140406E-021">
            <text:p>3.26381218140406E-021</text:p>
          </table:table-cell>
          <table:table-cell table:formula="of:=TDIST([.C45]; 14; 2)" office:value-type="float" office:value="8.42010804856594E-021">
            <text:p>8.42010804856594E-021</text:p>
          </table:table-cell>
          <table:table-cell table:formula="of:=[.D45]&lt;[.$N$4]" office:value-type="boolean" office:boolean-value="true">
            <text:p>TRUE</text:p>
          </table:table-cell>
          <table:table-cell table:formula="of:=[.E45]&lt;[.$N$4]" office:value-type="boolean" office:boolean-value="true">
            <text:p>TRUE</text:p>
          </table:table-cell>
          <table:table-cell/>
          <table:table-cell table:formula="of:=[.D45]&lt;[.$N$5]" office:value-type="boolean" office:boolean-value="true">
            <text:p>TRUE</text:p>
          </table:table-cell>
          <table:table-cell table:formula="of:=[.E4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0.0 gnaps=4.2</text:p>
          </table:table-cell>
          <table:table-cell office:value-type="float" office:value="201.3">
            <text:p>201.3</text:p>
          </table:table-cell>
          <table:table-cell office:value-type="float" office:value="59.05">
            <text:p>59.05</text:p>
          </table:table-cell>
          <table:table-cell table:formula="of:=TDIST([.B46]; 14; 2)" office:value-type="float" office:value="1.22807879441021E-025">
            <text:p>1.22807879441021E-025</text:p>
          </table:table-cell>
          <table:table-cell table:formula="of:=TDIST([.C46]; 14; 2)" office:value-type="float" office:value="3.43182127631344E-018">
            <text:p>3.43182127631344E-018</text:p>
          </table:table-cell>
          <table:table-cell table:formula="of:=[.D46]&lt;[.$N$4]" office:value-type="boolean" office:boolean-value="true">
            <text:p>TRUE</text:p>
          </table:table-cell>
          <table:table-cell table:formula="of:=[.E46]&lt;[.$N$4]" office:value-type="boolean" office:boolean-value="true">
            <text:p>TRUE</text:p>
          </table:table-cell>
          <table:table-cell/>
          <table:table-cell table:formula="of:=[.D46]&lt;[.$N$5]" office:value-type="boolean" office:boolean-value="true">
            <text:p>TRUE</text:p>
          </table:table-cell>
          <table:table-cell table:formula="of:=[.E4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5.0 gnaps=1.8</text:p>
          </table:table-cell>
          <table:table-cell office:value-type="float" office:value="202.2">
            <text:p>202.2</text:p>
          </table:table-cell>
          <table:table-cell office:value-type="float" office:value="236.3">
            <text:p>236.3</text:p>
          </table:table-cell>
          <table:table-cell table:formula="of:=TDIST([.B47]; 14; 2)" office:value-type="float" office:value="1.1537499797097E-025">
            <text:p>1.1537499797097E-025</text:p>
          </table:table-cell>
          <table:table-cell table:formula="of:=TDIST([.C47]; 14; 2)" office:value-type="float" office:value="1.30261774530737E-026">
            <text:p>1.30261774530737E-026</text:p>
          </table:table-cell>
          <table:table-cell table:formula="of:=[.D47]&lt;[.$N$4]" office:value-type="boolean" office:boolean-value="true">
            <text:p>TRUE</text:p>
          </table:table-cell>
          <table:table-cell table:formula="of:=[.E47]&lt;[.$N$4]" office:value-type="boolean" office:boolean-value="true">
            <text:p>TRUE</text:p>
          </table:table-cell>
          <table:table-cell/>
          <table:table-cell table:formula="of:=[.D47]&lt;[.$N$5]" office:value-type="boolean" office:boolean-value="true">
            <text:p>TRUE</text:p>
          </table:table-cell>
          <table:table-cell table:formula="of:=[.E4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5.0 gnaps=2.4</text:p>
          </table:table-cell>
          <table:table-cell office:value-type="float" office:value="197.2">
            <text:p>197.2</text:p>
          </table:table-cell>
          <table:table-cell office:value-type="float" office:value="231">
            <text:p>231</text:p>
          </table:table-cell>
          <table:table-cell table:formula="of:=TDIST([.B48]; 14; 2)" office:value-type="float" office:value="1.63795126634781E-025">
            <text:p>1.63795126634781E-025</text:p>
          </table:table-cell>
          <table:table-cell table:formula="of:=TDIST([.C48]; 14; 2)" office:value-type="float" office:value="1.78940322746375E-026">
            <text:p>1.78940322746375E-026</text:p>
          </table:table-cell>
          <table:table-cell table:formula="of:=[.D48]&lt;[.$N$4]" office:value-type="boolean" office:boolean-value="true">
            <text:p>TRUE</text:p>
          </table:table-cell>
          <table:table-cell table:formula="of:=[.E48]&lt;[.$N$4]" office:value-type="boolean" office:boolean-value="true">
            <text:p>TRUE</text:p>
          </table:table-cell>
          <table:table-cell/>
          <table:table-cell table:formula="of:=[.D48]&lt;[.$N$5]" office:value-type="boolean" office:boolean-value="true">
            <text:p>TRUE</text:p>
          </table:table-cell>
          <table:table-cell table:formula="of:=[.E4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5.0 gnaps=3.0</text:p>
          </table:table-cell>
          <table:table-cell office:value-type="float" office:value="191.7">
            <text:p>191.7</text:p>
          </table:table-cell>
          <table:table-cell office:value-type="float" office:value="225.1">
            <text:p>225.1</text:p>
          </table:table-cell>
          <table:table-cell table:formula="of:=TDIST([.B49]; 14; 2)" office:value-type="float" office:value="2.43348372284168E-025">
            <text:p>2.43348372284168E-025</text:p>
          </table:table-cell>
          <table:table-cell table:formula="of:=TDIST([.C49]; 14; 2)" office:value-type="float" office:value="2.57027329347914E-026">
            <text:p>2.57027329347914E-026</text:p>
          </table:table-cell>
          <table:table-cell table:formula="of:=[.D49]&lt;[.$N$4]" office:value-type="boolean" office:boolean-value="true">
            <text:p>TRUE</text:p>
          </table:table-cell>
          <table:table-cell table:formula="of:=[.E49]&lt;[.$N$4]" office:value-type="boolean" office:boolean-value="true">
            <text:p>TRUE</text:p>
          </table:table-cell>
          <table:table-cell/>
          <table:table-cell table:formula="of:=[.D49]&lt;[.$N$5]" office:value-type="boolean" office:boolean-value="true">
            <text:p>TRUE</text:p>
          </table:table-cell>
          <table:table-cell table:formula="of:=[.E4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5.0 gnaps=3.6</text:p>
          </table:table-cell>
          <table:table-cell office:value-type="float" office:value="183.9">
            <text:p>183.9</text:p>
          </table:table-cell>
          <table:table-cell office:value-type="float" office:value="204">
            <text:p>204</text:p>
          </table:table-cell>
          <table:table-cell table:formula="of:=TDIST([.B50]; 14; 2)" office:value-type="float" office:value="4.35210932272054E-025">
            <text:p>4.35210932272054E-025</text:p>
          </table:table-cell>
          <table:table-cell table:formula="of:=TDIST([.C50]; 14; 2)" office:value-type="float" office:value="1.01916058769532E-025">
            <text:p>1.01916058769532E-025</text:p>
          </table:table-cell>
          <table:table-cell table:formula="of:=[.D50]&lt;[.$N$4]" office:value-type="boolean" office:boolean-value="true">
            <text:p>TRUE</text:p>
          </table:table-cell>
          <table:table-cell table:formula="of:=[.E50]&lt;[.$N$4]" office:value-type="boolean" office:boolean-value="true">
            <text:p>TRUE</text:p>
          </table:table-cell>
          <table:table-cell/>
          <table:table-cell table:formula="of:=[.D50]&lt;[.$N$5]" office:value-type="boolean" office:boolean-value="true">
            <text:p>TRUE</text:p>
          </table:table-cell>
          <table:table-cell table:formula="of:=[.E5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3.6 vs eL=-65.0 gnaps=4.2</text:p>
          </table:table-cell>
          <table:table-cell office:value-type="float" office:value="171.9">
            <text:p>171.9</text:p>
          </table:table-cell>
          <table:table-cell office:value-type="float" office:value="173.1">
            <text:p>173.1</text:p>
          </table:table-cell>
          <table:table-cell table:formula="of:=TDIST([.B51]; 14; 2)" office:value-type="float" office:value="1.11895168514742E-024">
            <text:p>1.11895168514742E-024</text:p>
          </table:table-cell>
          <table:table-cell table:formula="of:=TDIST([.C51]; 14; 2)" office:value-type="float" office:value="1.01515721607383E-024">
            <text:p>1.01515721607383E-024</text:p>
          </table:table-cell>
          <table:table-cell table:formula="of:=[.D51]&lt;[.$N$4]" office:value-type="boolean" office:boolean-value="true">
            <text:p>TRUE</text:p>
          </table:table-cell>
          <table:table-cell table:formula="of:=[.E51]&lt;[.$N$4]" office:value-type="boolean" office:boolean-value="true">
            <text:p>TRUE</text:p>
          </table:table-cell>
          <table:table-cell/>
          <table:table-cell table:formula="of:=[.D51]&lt;[.$N$5]" office:value-type="boolean" office:boolean-value="true">
            <text:p>TRUE</text:p>
          </table:table-cell>
          <table:table-cell table:formula="of:=[.E5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0.0 gnaps=1.8</text:p>
          </table:table-cell>
          <table:table-cell office:value-type="float" office:value="221.7">
            <text:p>221.7</text:p>
          </table:table-cell>
          <table:table-cell office:value-type="float" office:value="254.1">
            <text:p>254.1</text:p>
          </table:table-cell>
          <table:table-cell table:formula="of:=TDIST([.B52]; 14; 2)" office:value-type="float" office:value="3.18047655507872E-026">
            <text:p>3.18047655507872E-026</text:p>
          </table:table-cell>
          <table:table-cell table:formula="of:=TDIST([.C52]; 14; 2)" office:value-type="float" office:value="4.713465888388E-027">
            <text:p>4.713465888388E-027</text:p>
          </table:table-cell>
          <table:table-cell table:formula="of:=[.D52]&lt;[.$N$4]" office:value-type="boolean" office:boolean-value="true">
            <text:p>TRUE</text:p>
          </table:table-cell>
          <table:table-cell table:formula="of:=[.E52]&lt;[.$N$4]" office:value-type="boolean" office:boolean-value="true">
            <text:p>TRUE</text:p>
          </table:table-cell>
          <table:table-cell/>
          <table:table-cell table:formula="of:=[.D52]&lt;[.$N$5]" office:value-type="boolean" office:boolean-value="true">
            <text:p>TRUE</text:p>
          </table:table-cell>
          <table:table-cell table:formula="of:=[.E5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0.0 gnaps=2.4</text:p>
          </table:table-cell>
          <table:table-cell office:value-type="float" office:value="212.9">
            <text:p>212.9</text:p>
          </table:table-cell>
          <table:table-cell office:value-type="float" office:value="227.9">
            <text:p>227.9</text:p>
          </table:table-cell>
          <table:table-cell table:formula="of:=TDIST([.B53]; 14; 2)" office:value-type="float" office:value="5.60640109792899E-026">
            <text:p>5.60640109792899E-026</text:p>
          </table:table-cell>
          <table:table-cell table:formula="of:=TDIST([.C53]; 14; 2)" office:value-type="float" office:value="2.16189654172511E-026">
            <text:p>2.16189654172511E-026</text:p>
          </table:table-cell>
          <table:table-cell table:formula="of:=[.D53]&lt;[.$N$4]" office:value-type="boolean" office:boolean-value="true">
            <text:p>TRUE</text:p>
          </table:table-cell>
          <table:table-cell table:formula="of:=[.E53]&lt;[.$N$4]" office:value-type="boolean" office:boolean-value="true">
            <text:p>TRUE</text:p>
          </table:table-cell>
          <table:table-cell/>
          <table:table-cell table:formula="of:=[.D53]&lt;[.$N$5]" office:value-type="boolean" office:boolean-value="true">
            <text:p>TRUE</text:p>
          </table:table-cell>
          <table:table-cell table:formula="of:=[.E5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0.0 gnaps=3.0</text:p>
          </table:table-cell>
          <table:table-cell office:value-type="float" office:value="174.7">
            <text:p>174.7</text:p>
          </table:table-cell>
          <table:table-cell office:value-type="float" office:value="164.5">
            <text:p>164.5</text:p>
          </table:table-cell>
          <table:table-cell table:formula="of:=TDIST([.B54]; 14; 2)" office:value-type="float" office:value="8.92515681817465E-025">
            <text:p>8.92515681817465E-025</text:p>
          </table:table-cell>
          <table:table-cell table:formula="of:=TDIST([.C54]; 14; 2)" office:value-type="float" office:value="2.07122280410161E-024">
            <text:p>2.07122280410161E-024</text:p>
          </table:table-cell>
          <table:table-cell table:formula="of:=[.D54]&lt;[.$N$4]" office:value-type="boolean" office:boolean-value="true">
            <text:p>TRUE</text:p>
          </table:table-cell>
          <table:table-cell table:formula="of:=[.E54]&lt;[.$N$4]" office:value-type="boolean" office:boolean-value="true">
            <text:p>TRUE</text:p>
          </table:table-cell>
          <table:table-cell/>
          <table:table-cell table:formula="of:=[.D54]&lt;[.$N$5]" office:value-type="boolean" office:boolean-value="true">
            <text:p>TRUE</text:p>
          </table:table-cell>
          <table:table-cell table:formula="of:=[.E5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0.0 gnaps=3.6</text:p>
          </table:table-cell>
          <table:table-cell office:value-type="float" office:value="123">
            <text:p>123</text:p>
          </table:table-cell>
          <table:table-cell office:value-type="float" office:value="112.9">
            <text:p>112.9</text:p>
          </table:table-cell>
          <table:table-cell table:formula="of:=TDIST([.B55]; 14; 2)" office:value-type="float" office:value="1.20980637380545E-022">
            <text:p>1.20980637380545E-022</text:p>
          </table:table-cell>
          <table:table-cell table:formula="of:=TDIST([.C55]; 14; 2)" office:value-type="float" office:value="4.01032668640049E-022">
            <text:p>4.01032668640049E-022</text:p>
          </table:table-cell>
          <table:table-cell table:formula="of:=[.D55]&lt;[.$N$4]" office:value-type="boolean" office:boolean-value="true">
            <text:p>TRUE</text:p>
          </table:table-cell>
          <table:table-cell table:formula="of:=[.E55]&lt;[.$N$4]" office:value-type="boolean" office:boolean-value="true">
            <text:p>TRUE</text:p>
          </table:table-cell>
          <table:table-cell/>
          <table:table-cell table:formula="of:=[.D55]&lt;[.$N$5]" office:value-type="boolean" office:boolean-value="true">
            <text:p>TRUE</text:p>
          </table:table-cell>
          <table:table-cell table:formula="of:=[.E5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0.0 gnaps=4.2</text:p>
          </table:table-cell>
          <table:table-cell office:value-type="float" office:value="231.1">
            <text:p>231.1</text:p>
          </table:table-cell>
          <table:table-cell office:value-type="float" office:value="81.18">
            <text:p>81.18</text:p>
          </table:table-cell>
          <table:table-cell table:formula="of:=TDIST([.B56]; 14; 2)" office:value-type="float" office:value="1.77859613783186E-026">
            <text:p>1.77859613783186E-026</text:p>
          </table:table-cell>
          <table:table-cell table:formula="of:=TDIST([.C56]; 14; 2)" office:value-type="float" office:value="4.03356198806252E-020">
            <text:p>4.03356198806252E-020</text:p>
          </table:table-cell>
          <table:table-cell table:formula="of:=[.D56]&lt;[.$N$4]" office:value-type="boolean" office:boolean-value="true">
            <text:p>TRUE</text:p>
          </table:table-cell>
          <table:table-cell table:formula="of:=[.E56]&lt;[.$N$4]" office:value-type="boolean" office:boolean-value="true">
            <text:p>TRUE</text:p>
          </table:table-cell>
          <table:table-cell/>
          <table:table-cell table:formula="of:=[.D56]&lt;[.$N$5]" office:value-type="boolean" office:boolean-value="true">
            <text:p>TRUE</text:p>
          </table:table-cell>
          <table:table-cell table:formula="of:=[.E5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5.0 gnaps=1.8</text:p>
          </table:table-cell>
          <table:table-cell office:value-type="float" office:value="228.1">
            <text:p>228.1</text:p>
          </table:table-cell>
          <table:table-cell office:value-type="float" office:value="258.5">
            <text:p>258.5</text:p>
          </table:table-cell>
          <table:table-cell table:formula="of:=TDIST([.B57]; 14; 2)" office:value-type="float" office:value="2.13551591169591E-026">
            <text:p>2.13551591169591E-026</text:p>
          </table:table-cell>
          <table:table-cell table:formula="of:=TDIST([.C57]; 14; 2)" office:value-type="float" office:value="3.70662686544385E-027">
            <text:p>3.70662686544385E-027</text:p>
          </table:table-cell>
          <table:table-cell table:formula="of:=[.D57]&lt;[.$N$4]" office:value-type="boolean" office:boolean-value="true">
            <text:p>TRUE</text:p>
          </table:table-cell>
          <table:table-cell table:formula="of:=[.E57]&lt;[.$N$4]" office:value-type="boolean" office:boolean-value="true">
            <text:p>TRUE</text:p>
          </table:table-cell>
          <table:table-cell/>
          <table:table-cell table:formula="of:=[.D57]&lt;[.$N$5]" office:value-type="boolean" office:boolean-value="true">
            <text:p>TRUE</text:p>
          </table:table-cell>
          <table:table-cell table:formula="of:=[.E5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5.0 gnaps=2.4</text:p>
          </table:table-cell>
          <table:table-cell office:value-type="float" office:value="223.1">
            <text:p>223.1</text:p>
          </table:table-cell>
          <table:table-cell office:value-type="float" office:value="253.2">
            <text:p>253.2</text:p>
          </table:table-cell>
          <table:table-cell table:formula="of:=TDIST([.B58]; 14; 2)" office:value-type="float" office:value="2.91224609628917E-026">
            <text:p>2.91224609628917E-026</text:p>
          </table:table-cell>
          <table:table-cell table:formula="of:=TDIST([.C58]; 14; 2)" office:value-type="float" office:value="4.95346912329704E-027">
            <text:p>4.95346912329704E-027</text:p>
          </table:table-cell>
          <table:table-cell table:formula="of:=[.D58]&lt;[.$N$4]" office:value-type="boolean" office:boolean-value="true">
            <text:p>TRUE</text:p>
          </table:table-cell>
          <table:table-cell table:formula="of:=[.E58]&lt;[.$N$4]" office:value-type="boolean" office:boolean-value="true">
            <text:p>TRUE</text:p>
          </table:table-cell>
          <table:table-cell/>
          <table:table-cell table:formula="of:=[.D58]&lt;[.$N$5]" office:value-type="boolean" office:boolean-value="true">
            <text:p>TRUE</text:p>
          </table:table-cell>
          <table:table-cell table:formula="of:=[.E5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5.0 gnaps=3.0</text:p>
          </table:table-cell>
          <table:table-cell office:value-type="float" office:value="217.6">
            <text:p>217.6</text:p>
          </table:table-cell>
          <table:table-cell office:value-type="float" office:value="247.3">
            <text:p>247.3</text:p>
          </table:table-cell>
          <table:table-cell table:formula="of:=TDIST([.B59]; 14; 2)" office:value-type="float" office:value="4.13006186069255E-026">
            <text:p>4.13006186069255E-026</text:p>
          </table:table-cell>
          <table:table-cell table:formula="of:=TDIST([.C59]; 14; 2)" office:value-type="float" office:value="6.89022819605691E-027">
            <text:p>6.89022819605691E-027</text:p>
          </table:table-cell>
          <table:table-cell table:formula="of:=[.D59]&lt;[.$N$4]" office:value-type="boolean" office:boolean-value="true">
            <text:p>TRUE</text:p>
          </table:table-cell>
          <table:table-cell table:formula="of:=[.E59]&lt;[.$N$4]" office:value-type="boolean" office:boolean-value="true">
            <text:p>TRUE</text:p>
          </table:table-cell>
          <table:table-cell/>
          <table:table-cell table:formula="of:=[.D59]&lt;[.$N$5]" office:value-type="boolean" office:boolean-value="true">
            <text:p>TRUE</text:p>
          </table:table-cell>
          <table:table-cell table:formula="of:=[.E5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5.0 gnaps=3.6</text:p>
          </table:table-cell>
          <table:table-cell office:value-type="float" office:value="209.8">
            <text:p>209.8</text:p>
          </table:table-cell>
          <table:table-cell office:value-type="float" office:value="226.2">
            <text:p>226.2</text:p>
          </table:table-cell>
          <table:table-cell table:formula="of:=TDIST([.B60]; 14; 2)" office:value-type="float" office:value="6.8839935181164E-026">
            <text:p>6.8839935181164E-026</text:p>
          </table:table-cell>
          <table:table-cell table:formula="of:=TDIST([.C60]; 14; 2)" office:value-type="float" office:value="2.40075290774292E-026">
            <text:p>2.40075290774292E-026</text:p>
          </table:table-cell>
          <table:table-cell table:formula="of:=[.D60]&lt;[.$N$4]" office:value-type="boolean" office:boolean-value="true">
            <text:p>TRUE</text:p>
          </table:table-cell>
          <table:table-cell table:formula="of:=[.E60]&lt;[.$N$4]" office:value-type="boolean" office:boolean-value="true">
            <text:p>TRUE</text:p>
          </table:table-cell>
          <table:table-cell/>
          <table:table-cell table:formula="of:=[.D60]&lt;[.$N$5]" office:value-type="boolean" office:boolean-value="true">
            <text:p>TRUE</text:p>
          </table:table-cell>
          <table:table-cell table:formula="of:=[.E6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55.0 gnaps=4.2 vs eL=-65.0 gnaps=4.2</text:p>
          </table:table-cell>
          <table:table-cell office:value-type="float" office:value="197.8">
            <text:p>197.8</text:p>
          </table:table-cell>
          <table:table-cell office:value-type="float" office:value="195.3">
            <text:p>195.3</text:p>
          </table:table-cell>
          <table:table-cell table:formula="of:=TDIST([.B61]; 14; 2)" office:value-type="float" office:value="1.56976960626655E-025">
            <text:p>1.56976960626655E-025</text:p>
          </table:table-cell>
          <table:table-cell table:formula="of:=TDIST([.C61]; 14; 2)" office:value-type="float" office:value="1.87562608773987E-025">
            <text:p>1.87562608773987E-025</text:p>
          </table:table-cell>
          <table:table-cell table:formula="of:=[.D61]&lt;[.$N$4]" office:value-type="boolean" office:boolean-value="true">
            <text:p>TRUE</text:p>
          </table:table-cell>
          <table:table-cell table:formula="of:=[.E61]&lt;[.$N$4]" office:value-type="boolean" office:boolean-value="true">
            <text:p>TRUE</text:p>
          </table:table-cell>
          <table:table-cell/>
          <table:table-cell table:formula="of:=[.D61]&lt;[.$N$5]" office:value-type="boolean" office:boolean-value="true">
            <text:p>TRUE</text:p>
          </table:table-cell>
          <table:table-cell table:formula="of:=[.E6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0.0 gnaps=2.4</text:p>
          </table:table-cell>
          <table:table-cell office:value-type="float" office:value="8.747">
            <text:p>8.747</text:p>
          </table:table-cell>
          <table:table-cell office:value-type="float" office:value="26.19">
            <text:p>26.19</text:p>
          </table:table-cell>
          <table:table-cell table:formula="of:=TDIST([.B62]; 14; 2)" office:value-type="float" office:value="0.000000477295888045415">
            <text:p>4.77295888045415E-007</text:p>
          </table:table-cell>
          <table:table-cell table:formula="of:=TDIST([.C62]; 14; 2)" office:value-type="float" office:value="0.000000000000270730201692541">
            <text:p>2.70730201692541E-013</text:p>
          </table:table-cell>
          <table:table-cell table:formula="of:=[.D62]&lt;[.$N$4]" office:value-type="boolean" office:boolean-value="true">
            <text:p>TRUE</text:p>
          </table:table-cell>
          <table:table-cell table:formula="of:=[.E62]&lt;[.$N$4]" office:value-type="boolean" office:boolean-value="true">
            <text:p>TRUE</text:p>
          </table:table-cell>
          <table:table-cell/>
          <table:table-cell table:formula="of:=[.D62]&lt;[.$N$5]" office:value-type="boolean" office:boolean-value="true">
            <text:p>TRUE</text:p>
          </table:table-cell>
          <table:table-cell table:formula="of:=[.E6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0.0 gnaps=3.0</text:p>
          </table:table-cell>
          <table:table-cell office:value-type="float" office:value="46.91">
            <text:p>46.91</text:p>
          </table:table-cell>
          <table:table-cell office:value-type="float" office:value="89.54">
            <text:p>89.54</text:p>
          </table:table-cell>
          <table:table-cell table:formula="of:=TDIST([.B63]; 14; 2)" office:value-type="float" office:value="8.47680812870289E-017">
            <text:p>8.47680812870289E-017</text:p>
          </table:table-cell>
          <table:table-cell table:formula="of:=TDIST([.C63]; 14; 2)" office:value-type="float" office:value="1.02520772508586E-020">
            <text:p>1.02520772508586E-020</text:p>
          </table:table-cell>
          <table:table-cell table:formula="of:=[.D63]&lt;[.$N$4]" office:value-type="boolean" office:boolean-value="true">
            <text:p>TRUE</text:p>
          </table:table-cell>
          <table:table-cell table:formula="of:=[.E63]&lt;[.$N$4]" office:value-type="boolean" office:boolean-value="true">
            <text:p>TRUE</text:p>
          </table:table-cell>
          <table:table-cell/>
          <table:table-cell table:formula="of:=[.D63]&lt;[.$N$5]" office:value-type="boolean" office:boolean-value="true">
            <text:p>TRUE</text:p>
          </table:table-cell>
          <table:table-cell table:formula="of:=[.E6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0.0 gnaps=3.6</text:p>
          </table:table-cell>
          <table:table-cell office:value-type="float" office:value="98.63">
            <text:p>98.63</text:p>
          </table:table-cell>
          <table:table-cell office:value-type="float" office:value="141.1">
            <text:p>141.1</text:p>
          </table:table-cell>
          <table:table-cell table:formula="of:=TDIST([.B64]; 14; 2)" office:value-type="float" office:value="2.65337331361294E-021">
            <text:p>2.65337331361294E-021</text:p>
          </table:table-cell>
          <table:table-cell table:formula="of:=TDIST([.C64]; 14; 2)" office:value-type="float" office:value="1.77272740428069E-023">
            <text:p>1.77272740428069E-023</text:p>
          </table:table-cell>
          <table:table-cell table:formula="of:=[.D64]&lt;[.$N$4]" office:value-type="boolean" office:boolean-value="true">
            <text:p>TRUE</text:p>
          </table:table-cell>
          <table:table-cell table:formula="of:=[.E64]&lt;[.$N$4]" office:value-type="boolean" office:boolean-value="true">
            <text:p>TRUE</text:p>
          </table:table-cell>
          <table:table-cell/>
          <table:table-cell table:formula="of:=[.D64]&lt;[.$N$5]" office:value-type="boolean" office:boolean-value="true">
            <text:p>TRUE</text:p>
          </table:table-cell>
          <table:table-cell table:formula="of:=[.E6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0.0 gnaps=4.2</text:p>
          </table:table-cell>
          <table:table-cell office:value-type="float" office:value="24.59">
            <text:p>24.59</text:p>
          </table:table-cell>
          <table:table-cell office:value-type="float" office:value="172.9">
            <text:p>172.9</text:p>
          </table:table-cell>
          <table:table-cell table:formula="of:=TDIST([.B65]; 14; 2)" office:value-type="float" office:value="0.000000000000642929513061036">
            <text:p>6.42929513061036E-013</text:p>
          </table:table-cell>
          <table:table-cell table:formula="of:=TDIST([.C65]; 14; 2)" office:value-type="float" office:value="1.03171387081212E-024">
            <text:p>1.03171387081212E-024</text:p>
          </table:table-cell>
          <table:table-cell table:formula="of:=[.D65]&lt;[.$N$4]" office:value-type="boolean" office:boolean-value="true">
            <text:p>TRUE</text:p>
          </table:table-cell>
          <table:table-cell table:formula="of:=[.E65]&lt;[.$N$4]" office:value-type="boolean" office:boolean-value="true">
            <text:p>TRUE</text:p>
          </table:table-cell>
          <table:table-cell/>
          <table:table-cell table:formula="of:=[.D65]&lt;[.$N$5]" office:value-type="boolean" office:boolean-value="true">
            <text:p>TRUE</text:p>
          </table:table-cell>
          <table:table-cell table:formula="of:=[.E6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5.0 gnaps=1.8</text:p>
          </table:table-cell>
          <table:table-cell office:value-type="float" office:value="6.439">
            <text:p>6.439</text:p>
          </table:table-cell>
          <table:table-cell office:value-type="float" office:value="4.414">
            <text:p>4.414</text:p>
          </table:table-cell>
          <table:table-cell table:formula="of:=TDIST([.B66]; 14; 2)" office:value-type="float" office:value="0.0000155068000989167">
            <text:p>1.55068000989167E-005</text:p>
          </table:table-cell>
          <table:table-cell table:formula="of:=TDIST([.C66]; 14; 2)" office:value-type="float" office:value="0.000588741573473478">
            <text:p>0.0005887416</text:p>
          </table:table-cell>
          <table:table-cell table:formula="of:=[.D66]&lt;[.$N$4]" office:value-type="boolean" office:boolean-value="true">
            <text:p>TRUE</text:p>
          </table:table-cell>
          <table:table-cell table:formula="of:=[.E66]&lt;[.$N$4]" office:value-type="boolean" office:boolean-value="true">
            <text:p>TRUE</text:p>
          </table:table-cell>
          <table:table-cell/>
          <table:table-cell table:formula="of:=[.D66]&lt;[.$N$5]" office:value-type="boolean" office:boolean-value="true">
            <text:p>TRUE</text:p>
          </table:table-cell>
          <table:table-cell table:formula="of:=[.E66]&lt;[.$N$5]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60.0 gnaps=1.8 vs eL=-65.0 gnaps=2.4</text:p>
          </table:table-cell>
          <table:table-cell table:style-name="ce1" office:value-type="float" office:value="1.416">
            <text:p>1.416</text:p>
          </table:table-cell>
          <table:table-cell table:style-name="ce1" office:value-type="float" office:value="0.9002">
            <text:p>0.9002</text:p>
          </table:table-cell>
          <table:table-cell table:style-name="ce1" table:formula="of:=TDIST([.B67]; 14; 2)" office:value-type="float" office:value="0.178637980640199">
            <text:p>0.1786379806</text:p>
          </table:table-cell>
          <table:table-cell table:style-name="ce1" table:formula="of:=TDIST([.C67]; 14; 2)" office:value-type="float" office:value="0.383237555858302">
            <text:p>0.3832375559</text:p>
          </table:table-cell>
          <table:table-cell table:style-name="ce1" table:formula="of:=[.D67]&lt;[.$N$4]" office:value-type="boolean" office:boolean-value="false">
            <text:p>FALSE</text:p>
          </table:table-cell>
          <table:table-cell table:style-name="ce1" table:formula="of:=[.E67]&lt;[.$N$4]" office:value-type="boolean" office:boolean-value="false">
            <text:p>FALSE</text:p>
          </table:table-cell>
          <table:table-cell table:style-name="ce1"/>
          <table:table-cell table:style-name="ce1" table:formula="of:=[.D67]&lt;[.$N$5]" office:value-type="boolean" office:boolean-value="false">
            <text:p>FALSE</text:p>
          </table:table-cell>
          <table:table-cell table:style-name="ce1" table:formula="of:=[.E67]&lt;[.$N$5]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60.0 gnaps=1.8 vs eL=-65.0 gnaps=3.0</text:p>
          </table:table-cell>
          <table:table-cell table:style-name="ce1" office:value-type="float" office:value="4.099">
            <text:p>4.099</text:p>
          </table:table-cell>
          <table:table-cell table:style-name="ce1" office:value-type="float" office:value="6.796">
            <text:p>6.796</text:p>
          </table:table-cell>
          <table:table-cell table:style-name="ce1" table:formula="of:=TDIST([.B68]; 14; 2)" office:value-type="float" office:value="0.00108424792549271">
            <text:p>0.0010842479</text:p>
          </table:table-cell>
          <table:table-cell table:style-name="ce1" table:formula="of:=TDIST([.C68]; 14; 2)" office:value-type="float" office:value="0.00000865276744901914">
            <text:p>8.65276744901914E-006</text:p>
          </table:table-cell>
          <table:table-cell table:style-name="ce1" table:formula="of:=[.D68]&lt;[.$N$4]" office:value-type="boolean" office:boolean-value="true">
            <text:p>TRUE</text:p>
          </table:table-cell>
          <table:table-cell table:style-name="ce1" table:formula="of:=[.E68]&lt;[.$N$4]" office:value-type="boolean" office:boolean-value="true">
            <text:p>TRUE</text:p>
          </table:table-cell>
          <table:table-cell table:style-name="ce1"/>
          <table:table-cell table:style-name="ce1" table:formula="of:=[.D68]&lt;[.$N$5]" office:value-type="boolean" office:boolean-value="false">
            <text:p>FALSE</text:p>
          </table:table-cell>
          <table:table-cell table:style-name="ce1" table:formula="of:=[.E6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5.0 gnaps=3.6</text:p>
          </table:table-cell>
          <table:table-cell office:value-type="float" office:value="11.87">
            <text:p>11.87</text:p>
          </table:table-cell>
          <table:table-cell office:value-type="float" office:value="27.89">
            <text:p>27.89</text:p>
          </table:table-cell>
          <table:table-cell table:formula="of:=TDIST([.B69]; 14; 2)" office:value-type="float" office:value="0.0000000107555726577537">
            <text:p>1.07555726577537E-008</text:p>
          </table:table-cell>
          <table:table-cell table:formula="of:=TDIST([.C69]; 14; 2)" office:value-type="float" office:value="0.000000000000113999055471424">
            <text:p>1.13999055471424E-013</text:p>
          </table:table-cell>
          <table:table-cell table:formula="of:=[.D69]&lt;[.$N$4]" office:value-type="boolean" office:boolean-value="true">
            <text:p>TRUE</text:p>
          </table:table-cell>
          <table:table-cell table:formula="of:=[.E69]&lt;[.$N$4]" office:value-type="boolean" office:boolean-value="true">
            <text:p>TRUE</text:p>
          </table:table-cell>
          <table:table-cell/>
          <table:table-cell table:formula="of:=[.D69]&lt;[.$N$5]" office:value-type="boolean" office:boolean-value="true">
            <text:p>TRUE</text:p>
          </table:table-cell>
          <table:table-cell table:formula="of:=[.E6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1.8 vs eL=-65.0 gnaps=4.2</text:p>
          </table:table-cell>
          <table:table-cell office:value-type="float" office:value="23.87">
            <text:p>23.87</text:p>
          </table:table-cell>
          <table:table-cell office:value-type="float" office:value="58.8">
            <text:p>58.8</text:p>
          </table:table-cell>
          <table:table-cell table:formula="of:=TDIST([.B70]; 14; 2)" office:value-type="float" office:value="0.000000000000965831902635502">
            <text:p>9.65831902635502E-013</text:p>
          </table:table-cell>
          <table:table-cell table:formula="of:=TDIST([.C70]; 14; 2)" office:value-type="float" office:value="3.64102450461955E-018">
            <text:p>3.64102450461955E-018</text:p>
          </table:table-cell>
          <table:table-cell table:formula="of:=[.D70]&lt;[.$N$4]" office:value-type="boolean" office:boolean-value="true">
            <text:p>TRUE</text:p>
          </table:table-cell>
          <table:table-cell table:formula="of:=[.E70]&lt;[.$N$4]" office:value-type="boolean" office:boolean-value="true">
            <text:p>TRUE</text:p>
          </table:table-cell>
          <table:table-cell/>
          <table:table-cell table:formula="of:=[.D70]&lt;[.$N$5]" office:value-type="boolean" office:boolean-value="true">
            <text:p>TRUE</text:p>
          </table:table-cell>
          <table:table-cell table:formula="of:=[.E7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0.0 gnaps=3.0</text:p>
          </table:table-cell>
          <table:table-cell office:value-type="float" office:value="38.17">
            <text:p>38.17</text:p>
          </table:table-cell>
          <table:table-cell office:value-type="float" office:value="63.35">
            <text:p>63.35</text:p>
          </table:table-cell>
          <table:table-cell table:formula="of:=TDIST([.B71]; 14; 2)" office:value-type="float" office:value="1.48818401768653E-015">
            <text:p>1.48818401768653E-015</text:p>
          </table:table-cell>
          <table:table-cell table:formula="of:=TDIST([.C71]; 14; 2)" office:value-type="float" office:value="1.28719921507667E-018">
            <text:p>1.28719921507667E-018</text:p>
          </table:table-cell>
          <table:table-cell table:formula="of:=[.D71]&lt;[.$N$4]" office:value-type="boolean" office:boolean-value="true">
            <text:p>TRUE</text:p>
          </table:table-cell>
          <table:table-cell table:formula="of:=[.E71]&lt;[.$N$4]" office:value-type="boolean" office:boolean-value="true">
            <text:p>TRUE</text:p>
          </table:table-cell>
          <table:table-cell/>
          <table:table-cell table:formula="of:=[.D71]&lt;[.$N$5]" office:value-type="boolean" office:boolean-value="true">
            <text:p>TRUE</text:p>
          </table:table-cell>
          <table:table-cell table:formula="of:=[.E7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0.0 gnaps=3.6</text:p>
          </table:table-cell>
          <table:table-cell office:value-type="float" office:value="89.88">
            <text:p>89.88</text:p>
          </table:table-cell>
          <table:table-cell office:value-type="float" office:value="114.9">
            <text:p>114.9</text:p>
          </table:table-cell>
          <table:table-cell table:formula="of:=TDIST([.B72]; 14; 2)" office:value-type="float" office:value="9.72312243823937E-021">
            <text:p>9.72312243823937E-021</text:p>
          </table:table-cell>
          <table:table-cell table:formula="of:=TDIST([.C72]; 14; 2)" office:value-type="float" office:value="3.13705729119634E-022">
            <text:p>3.13705729119634E-022</text:p>
          </table:table-cell>
          <table:table-cell table:formula="of:=[.D72]&lt;[.$N$4]" office:value-type="boolean" office:boolean-value="true">
            <text:p>TRUE</text:p>
          </table:table-cell>
          <table:table-cell table:formula="of:=[.E72]&lt;[.$N$4]" office:value-type="boolean" office:boolean-value="true">
            <text:p>TRUE</text:p>
          </table:table-cell>
          <table:table-cell/>
          <table:table-cell table:formula="of:=[.D72]&lt;[.$N$5]" office:value-type="boolean" office:boolean-value="true">
            <text:p>TRUE</text:p>
          </table:table-cell>
          <table:table-cell table:formula="of:=[.E7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0.0 gnaps=4.2</text:p>
          </table:table-cell>
          <table:table-cell office:value-type="float" office:value="14.5">
            <text:p>14.5</text:p>
          </table:table-cell>
          <table:table-cell office:value-type="float" office:value="146.7">
            <text:p>146.7</text:p>
          </table:table-cell>
          <table:table-cell table:formula="of:=TDIST([.B73]; 14; 2)" office:value-type="float" office:value="0.000000000796348716790255">
            <text:p>7.96348716790255E-010</text:p>
          </table:table-cell>
          <table:table-cell table:formula="of:=TDIST([.C73]; 14; 2)" office:value-type="float" office:value="1.02836797711731E-023">
            <text:p>1.02836797711731E-023</text:p>
          </table:table-cell>
          <table:table-cell table:formula="of:=[.D73]&lt;[.$N$4]" office:value-type="boolean" office:boolean-value="true">
            <text:p>TRUE</text:p>
          </table:table-cell>
          <table:table-cell table:formula="of:=[.E73]&lt;[.$N$4]" office:value-type="boolean" office:boolean-value="true">
            <text:p>TRUE</text:p>
          </table:table-cell>
          <table:table-cell/>
          <table:table-cell table:formula="of:=[.D73]&lt;[.$N$5]" office:value-type="boolean" office:boolean-value="true">
            <text:p>TRUE</text:p>
          </table:table-cell>
          <table:table-cell table:formula="of:=[.E7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5.0 gnaps=1.8</text:p>
          </table:table-cell>
          <table:table-cell office:value-type="float" office:value="15.19">
            <text:p>15.19</text:p>
          </table:table-cell>
          <table:table-cell office:value-type="float" office:value="30.61">
            <text:p>30.61</text:p>
          </table:table-cell>
          <table:table-cell table:formula="of:=TDIST([.B74]; 14; 2)" office:value-type="float" office:value="0.000000000430819140521972">
            <text:p>4.30819140521972E-010</text:p>
          </table:table-cell>
          <table:table-cell table:formula="of:=TDIST([.C74]; 14; 2)" office:value-type="float" office:value="0.0000000000000315983908201833">
            <text:p>3.15983908201833E-014</text:p>
          </table:table-cell>
          <table:table-cell table:formula="of:=[.D74]&lt;[.$N$4]" office:value-type="boolean" office:boolean-value="true">
            <text:p>TRUE</text:p>
          </table:table-cell>
          <table:table-cell table:formula="of:=[.E74]&lt;[.$N$4]" office:value-type="boolean" office:boolean-value="true">
            <text:p>TRUE</text:p>
          </table:table-cell>
          <table:table-cell/>
          <table:table-cell table:formula="of:=[.D74]&lt;[.$N$5]" office:value-type="boolean" office:boolean-value="true">
            <text:p>TRUE</text:p>
          </table:table-cell>
          <table:table-cell table:formula="of:=[.E7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5.0 gnaps=2.4</text:p>
          </table:table-cell>
          <table:table-cell office:value-type="float" office:value="10.16">
            <text:p>10.16</text:p>
          </table:table-cell>
          <table:table-cell office:value-type="float" office:value="25.29">
            <text:p>25.29</text:p>
          </table:table-cell>
          <table:table-cell table:formula="of:=TDIST([.B75]; 14; 2)" office:value-type="float" office:value="0.000000076712834427829">
            <text:p>7.6712834427829E-008</text:p>
          </table:table-cell>
          <table:table-cell table:formula="of:=TDIST([.C75]; 14; 2)" office:value-type="float" office:value="0.000000000000437545029422021">
            <text:p>4.37545029422021E-013</text:p>
          </table:table-cell>
          <table:table-cell table:formula="of:=[.D75]&lt;[.$N$4]" office:value-type="boolean" office:boolean-value="true">
            <text:p>TRUE</text:p>
          </table:table-cell>
          <table:table-cell table:formula="of:=[.E75]&lt;[.$N$4]" office:value-type="boolean" office:boolean-value="true">
            <text:p>TRUE</text:p>
          </table:table-cell>
          <table:table-cell/>
          <table:table-cell table:formula="of:=[.D75]&lt;[.$N$5]" office:value-type="boolean" office:boolean-value="true">
            <text:p>TRUE</text:p>
          </table:table-cell>
          <table:table-cell table:formula="of:=[.E7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5.0 gnaps=3.0</text:p>
          </table:table-cell>
          <table:table-cell office:value-type="float" office:value="4.648">
            <text:p>4.648</text:p>
          </table:table-cell>
          <table:table-cell office:value-type="float" office:value="19.4">
            <text:p>19.4</text:p>
          </table:table-cell>
          <table:table-cell table:formula="of:=TDIST([.B76]; 14; 2)" office:value-type="float" office:value="0.000376509848568086">
            <text:p>0.0003765098</text:p>
          </table:table-cell>
          <table:table-cell table:formula="of:=TDIST([.C76]; 14; 2)" office:value-type="float" office:value="0.0000000000162439894307677">
            <text:p>1.62439894307677E-011</text:p>
          </table:table-cell>
          <table:table-cell table:formula="of:=[.D76]&lt;[.$N$4]" office:value-type="boolean" office:boolean-value="true">
            <text:p>TRUE</text:p>
          </table:table-cell>
          <table:table-cell table:formula="of:=[.E76]&lt;[.$N$4]" office:value-type="boolean" office:boolean-value="true">
            <text:p>TRUE</text:p>
          </table:table-cell>
          <table:table-cell/>
          <table:table-cell table:formula="of:=[.D76]&lt;[.$N$5]" office:value-type="boolean" office:boolean-value="true">
            <text:p>TRUE</text:p>
          </table:table-cell>
          <table:table-cell table:formula="of:=[.E76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60.0 gnaps=2.4 vs eL=-65.0 gnaps=3.6</text:p>
          </table:table-cell>
          <table:table-cell table:style-name="ce1" office:value-type="float" office:value="3.127">
            <text:p>3.127</text:p>
          </table:table-cell>
          <table:table-cell table:style-name="ce1" office:value-type="float" office:value="1.69">
            <text:p>1.69</text:p>
          </table:table-cell>
          <table:table-cell table:style-name="ce1" table:formula="of:=TDIST([.B77]; 14; 2)" office:value-type="float" office:value="0.00742332557702083">
            <text:p>0.0074233256</text:p>
          </table:table-cell>
          <table:table-cell table:style-name="ce1" table:formula="of:=TDIST([.C77]; 14; 2)" office:value-type="float" office:value="0.113162456930924">
            <text:p>0.1131624569</text:p>
          </table:table-cell>
          <table:table-cell table:style-name="ce1" table:formula="of:=[.D77]&lt;[.$N$4]" office:value-type="boolean" office:boolean-value="false">
            <text:p>FALSE</text:p>
          </table:table-cell>
          <table:table-cell table:style-name="ce1" table:formula="of:=[.E77]&lt;[.$N$4]" office:value-type="boolean" office:boolean-value="false">
            <text:p>FALSE</text:p>
          </table:table-cell>
          <table:table-cell table:style-name="ce1"/>
          <table:table-cell table:style-name="ce1" table:formula="of:=[.D77]&lt;[.$N$5]" office:value-type="boolean" office:boolean-value="false">
            <text:p>FALSE</text:p>
          </table:table-cell>
          <table:table-cell table:style-name="ce1" table:formula="of:=[.E77]&lt;[.$N$5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eL=-60.0 gnaps=2.4 vs eL=-65.0 gnaps=4.2</text:p>
          </table:table-cell>
          <table:table-cell office:value-type="float" office:value="15.13">
            <text:p>15.13</text:p>
          </table:table-cell>
          <table:table-cell office:value-type="float" office:value="32.6">
            <text:p>32.6</text:p>
          </table:table-cell>
          <table:table-cell table:formula="of:=TDIST([.B78]; 14; 2)" office:value-type="float" office:value="0.000000000454007409152405">
            <text:p>4.54007409152405E-010</text:p>
          </table:table-cell>
          <table:table-cell table:formula="of:=TDIST([.C78]; 14; 2)" office:value-type="float" office:value="0.0000000000000132335425751281">
            <text:p>1.32335425751281E-014</text:p>
          </table:table-cell>
          <table:table-cell table:formula="of:=[.D78]&lt;[.$N$4]" office:value-type="boolean" office:boolean-value="true">
            <text:p>TRUE</text:p>
          </table:table-cell>
          <table:table-cell table:formula="of:=[.E78]&lt;[.$N$4]" office:value-type="boolean" office:boolean-value="true">
            <text:p>TRUE</text:p>
          </table:table-cell>
          <table:table-cell/>
          <table:table-cell table:formula="of:=[.D78]&lt;[.$N$5]" office:value-type="boolean" office:boolean-value="true">
            <text:p>TRUE</text:p>
          </table:table-cell>
          <table:table-cell table:formula="of:=[.E7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0.0 gnaps=3.6</text:p>
          </table:table-cell>
          <table:table-cell office:value-type="float" office:value="51.71">
            <text:p>51.71</text:p>
          </table:table-cell>
          <table:table-cell office:value-type="float" office:value="51.58">
            <text:p>51.58</text:p>
          </table:table-cell>
          <table:table-cell table:formula="of:=TDIST([.B79]; 14; 2)" office:value-type="float" office:value="2.18321511066294E-017">
            <text:p>2.18321511066294E-017</text:p>
          </table:table-cell>
          <table:table-cell table:formula="of:=TDIST([.C79]; 14; 2)" office:value-type="float" office:value="2.26113454658833E-017">
            <text:p>2.26113454658833E-017</text:p>
          </table:table-cell>
          <table:table-cell table:formula="of:=[.D79]&lt;[.$N$4]" office:value-type="boolean" office:boolean-value="true">
            <text:p>TRUE</text:p>
          </table:table-cell>
          <table:table-cell table:formula="of:=[.E79]&lt;[.$N$4]" office:value-type="boolean" office:boolean-value="true">
            <text:p>TRUE</text:p>
          </table:table-cell>
          <table:table-cell/>
          <table:table-cell table:formula="of:=[.D79]&lt;[.$N$5]" office:value-type="boolean" office:boolean-value="true">
            <text:p>TRUE</text:p>
          </table:table-cell>
          <table:table-cell table:formula="of:=[.E7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0.0 gnaps=4.2</text:p>
          </table:table-cell>
          <table:table-cell office:value-type="float" office:value="29.52">
            <text:p>29.52</text:p>
          </table:table-cell>
          <table:table-cell office:value-type="float" office:value="83.34">
            <text:p>83.34</text:p>
          </table:table-cell>
          <table:table-cell table:formula="of:=TDIST([.B80]; 14; 2)" office:value-type="float" office:value="0.0000000000000521156694630326">
            <text:p>5.21156694630326E-014</text:p>
          </table:table-cell>
          <table:table-cell table:formula="of:=TDIST([.C80]; 14; 2)" office:value-type="float" office:value="2.7947025362492E-020">
            <text:p>2.7947025362492E-020</text:p>
          </table:table-cell>
          <table:table-cell table:formula="of:=[.D80]&lt;[.$N$4]" office:value-type="boolean" office:boolean-value="true">
            <text:p>TRUE</text:p>
          </table:table-cell>
          <table:table-cell table:formula="of:=[.E80]&lt;[.$N$4]" office:value-type="boolean" office:boolean-value="true">
            <text:p>TRUE</text:p>
          </table:table-cell>
          <table:table-cell/>
          <table:table-cell table:formula="of:=[.D80]&lt;[.$N$5]" office:value-type="boolean" office:boolean-value="true">
            <text:p>TRUE</text:p>
          </table:table-cell>
          <table:table-cell table:formula="of:=[.E8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5.0 gnaps=1.8</text:p>
          </table:table-cell>
          <table:table-cell office:value-type="float" office:value="53.35">
            <text:p>53.35</text:p>
          </table:table-cell>
          <table:table-cell office:value-type="float" office:value="93.96">
            <text:p>93.96</text:p>
          </table:table-cell>
          <table:table-cell table:formula="of:=TDIST([.B81]; 14; 2)" office:value-type="float" office:value="1.41304801752064E-017">
            <text:p>1.41304801752064E-017</text:p>
          </table:table-cell>
          <table:table-cell table:formula="of:=TDIST([.C81]; 14; 2)" office:value-type="float" office:value="5.22763764009075E-021">
            <text:p>5.22763764009075E-021</text:p>
          </table:table-cell>
          <table:table-cell table:formula="of:=[.D81]&lt;[.$N$4]" office:value-type="boolean" office:boolean-value="true">
            <text:p>TRUE</text:p>
          </table:table-cell>
          <table:table-cell table:formula="of:=[.E81]&lt;[.$N$4]" office:value-type="boolean" office:boolean-value="true">
            <text:p>TRUE</text:p>
          </table:table-cell>
          <table:table-cell/>
          <table:table-cell table:formula="of:=[.D81]&lt;[.$N$5]" office:value-type="boolean" office:boolean-value="true">
            <text:p>TRUE</text:p>
          </table:table-cell>
          <table:table-cell table:formula="of:=[.E8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5.0 gnaps=2.4</text:p>
          </table:table-cell>
          <table:table-cell office:value-type="float" office:value="48.33">
            <text:p>48.33</text:p>
          </table:table-cell>
          <table:table-cell office:value-type="float" office:value="88.64">
            <text:p>88.64</text:p>
          </table:table-cell>
          <table:table-cell table:formula="of:=TDIST([.B82]; 14; 2)" office:value-type="float" office:value="5.59701828259407E-017">
            <text:p>5.59701828259407E-017</text:p>
          </table:table-cell>
          <table:table-cell table:formula="of:=TDIST([.C82]; 14; 2)" office:value-type="float" office:value="1.18068288899853E-020">
            <text:p>1.18068288899853E-020</text:p>
          </table:table-cell>
          <table:table-cell table:formula="of:=[.D82]&lt;[.$N$4]" office:value-type="boolean" office:boolean-value="true">
            <text:p>TRUE</text:p>
          </table:table-cell>
          <table:table-cell table:formula="of:=[.E82]&lt;[.$N$4]" office:value-type="boolean" office:boolean-value="true">
            <text:p>TRUE</text:p>
          </table:table-cell>
          <table:table-cell/>
          <table:table-cell table:formula="of:=[.D82]&lt;[.$N$5]" office:value-type="boolean" office:boolean-value="true">
            <text:p>TRUE</text:p>
          </table:table-cell>
          <table:table-cell table:formula="of:=[.E8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5.0 gnaps=3.0</text:p>
          </table:table-cell>
          <table:table-cell office:value-type="float" office:value="42.81">
            <text:p>42.81</text:p>
          </table:table-cell>
          <table:table-cell office:value-type="float" office:value="82.75">
            <text:p>82.75</text:p>
          </table:table-cell>
          <table:table-cell table:formula="of:=TDIST([.B83]; 14; 2)" office:value-type="float" office:value="3.02482963199654E-016">
            <text:p>3.02482963199654E-016</text:p>
          </table:table-cell>
          <table:table-cell table:formula="of:=TDIST([.C83]; 14; 2)" office:value-type="float" office:value="3.08638751918088E-020">
            <text:p>3.08638751918088E-020</text:p>
          </table:table-cell>
          <table:table-cell table:formula="of:=[.D83]&lt;[.$N$4]" office:value-type="boolean" office:boolean-value="true">
            <text:p>TRUE</text:p>
          </table:table-cell>
          <table:table-cell table:formula="of:=[.E83]&lt;[.$N$4]" office:value-type="boolean" office:boolean-value="true">
            <text:p>TRUE</text:p>
          </table:table-cell>
          <table:table-cell/>
          <table:table-cell table:formula="of:=[.D83]&lt;[.$N$5]" office:value-type="boolean" office:boolean-value="true">
            <text:p>TRUE</text:p>
          </table:table-cell>
          <table:table-cell table:formula="of:=[.E8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5.0 gnaps=3.6</text:p>
          </table:table-cell>
          <table:table-cell office:value-type="float" office:value="35.04">
            <text:p>35.04</text:p>
          </table:table-cell>
          <table:table-cell office:value-type="float" office:value="61.66">
            <text:p>61.66</text:p>
          </table:table-cell>
          <table:table-cell table:formula="of:=TDIST([.B84]; 14; 2)" office:value-type="float" office:value="4.8731644597724E-015">
            <text:p>4.8731644597724E-015</text:p>
          </table:table-cell>
          <table:table-cell table:formula="of:=TDIST([.C84]; 14; 2)" office:value-type="float" office:value="1.87714851697752E-018">
            <text:p>1.87714851697752E-018</text:p>
          </table:table-cell>
          <table:table-cell table:formula="of:=[.D84]&lt;[.$N$4]" office:value-type="boolean" office:boolean-value="true">
            <text:p>TRUE</text:p>
          </table:table-cell>
          <table:table-cell table:formula="of:=[.E84]&lt;[.$N$4]" office:value-type="boolean" office:boolean-value="true">
            <text:p>TRUE</text:p>
          </table:table-cell>
          <table:table-cell/>
          <table:table-cell table:formula="of:=[.D84]&lt;[.$N$5]" office:value-type="boolean" office:boolean-value="true">
            <text:p>TRUE</text:p>
          </table:table-cell>
          <table:table-cell table:formula="of:=[.E8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0 vs eL=-65.0 gnaps=4.2</text:p>
          </table:table-cell>
          <table:table-cell office:value-type="float" office:value="23.04">
            <text:p>23.04</text:p>
          </table:table-cell>
          <table:table-cell office:value-type="float" office:value="30.75">
            <text:p>30.75</text:p>
          </table:table-cell>
          <table:table-cell table:formula="of:=TDIST([.B85]; 14; 2)" office:value-type="float" office:value="0.00000000000156700762220621">
            <text:p>1.56700762220621E-012</text:p>
          </table:table-cell>
          <table:table-cell table:formula="of:=TDIST([.C85]; 14; 2)" office:value-type="float" office:value="0.000000000000029668879856545">
            <text:p>2.9668879856545E-014</text:p>
          </table:table-cell>
          <table:table-cell table:formula="of:=[.D85]&lt;[.$N$4]" office:value-type="boolean" office:boolean-value="true">
            <text:p>TRUE</text:p>
          </table:table-cell>
          <table:table-cell table:formula="of:=[.E85]&lt;[.$N$4]" office:value-type="boolean" office:boolean-value="true">
            <text:p>TRUE</text:p>
          </table:table-cell>
          <table:table-cell/>
          <table:table-cell table:formula="of:=[.D85]&lt;[.$N$5]" office:value-type="boolean" office:boolean-value="true">
            <text:p>TRUE</text:p>
          </table:table-cell>
          <table:table-cell table:formula="of:=[.E8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0.0 gnaps=4.2</text:p>
          </table:table-cell>
          <table:table-cell office:value-type="float" office:value="89.17">
            <text:p>89.17</text:p>
          </table:table-cell>
          <table:table-cell office:value-type="float" office:value="31.76">
            <text:p>31.76</text:p>
          </table:table-cell>
          <table:table-cell table:formula="of:=TDIST([.B86]; 14; 2)" office:value-type="float" office:value="1.08629325502549E-020">
            <text:p>1.08629325502549E-020</text:p>
          </table:table-cell>
          <table:table-cell table:formula="of:=TDIST([.C86]; 14; 2)" office:value-type="float" office:value="0.000000000000018984975084801">
            <text:p>1.8984975084801E-014</text:p>
          </table:table-cell>
          <table:table-cell table:formula="of:=[.D86]&lt;[.$N$4]" office:value-type="boolean" office:boolean-value="true">
            <text:p>TRUE</text:p>
          </table:table-cell>
          <table:table-cell table:formula="of:=[.E86]&lt;[.$N$4]" office:value-type="boolean" office:boolean-value="true">
            <text:p>TRUE</text:p>
          </table:table-cell>
          <table:table-cell/>
          <table:table-cell table:formula="of:=[.D86]&lt;[.$N$5]" office:value-type="boolean" office:boolean-value="true">
            <text:p>TRUE</text:p>
          </table:table-cell>
          <table:table-cell table:formula="of:=[.E8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5.0 gnaps=1.8</text:p>
          </table:table-cell>
          <table:table-cell office:value-type="float" office:value="105.1">
            <text:p>105.1</text:p>
          </table:table-cell>
          <table:table-cell office:value-type="float" office:value="145.5">
            <text:p>145.5</text:p>
          </table:table-cell>
          <table:table-cell table:formula="of:=TDIST([.B87]; 14; 2)" office:value-type="float" office:value="1.09137901665897E-021">
            <text:p>1.09137901665897E-021</text:p>
          </table:table-cell>
          <table:table-cell table:formula="of:=TDIST([.C87]; 14; 2)" office:value-type="float" office:value="1.15360609877691E-023">
            <text:p>1.15360609877691E-023</text:p>
          </table:table-cell>
          <table:table-cell table:formula="of:=[.D87]&lt;[.$N$4]" office:value-type="boolean" office:boolean-value="true">
            <text:p>TRUE</text:p>
          </table:table-cell>
          <table:table-cell table:formula="of:=[.E87]&lt;[.$N$4]" office:value-type="boolean" office:boolean-value="true">
            <text:p>TRUE</text:p>
          </table:table-cell>
          <table:table-cell/>
          <table:table-cell table:formula="of:=[.D87]&lt;[.$N$5]" office:value-type="boolean" office:boolean-value="true">
            <text:p>TRUE</text:p>
          </table:table-cell>
          <table:table-cell table:formula="of:=[.E8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5.0 gnaps=2.4</text:p>
          </table:table-cell>
          <table:table-cell office:value-type="float" office:value="100">
            <text:p>100</text:p>
          </table:table-cell>
          <table:table-cell office:value-type="float" office:value="140.2">
            <text:p>140.2</text:p>
          </table:table-cell>
          <table:table-cell table:formula="of:=TDIST([.B88]; 14; 2)" office:value-type="float" office:value="2.18794439312694E-021">
            <text:p>2.18794439312694E-021</text:p>
          </table:table-cell>
          <table:table-cell table:formula="of:=TDIST([.C88]; 14; 2)" office:value-type="float" office:value="1.93875158098903E-023">
            <text:p>1.93875158098903E-023</text:p>
          </table:table-cell>
          <table:table-cell table:formula="of:=[.D88]&lt;[.$N$4]" office:value-type="boolean" office:boolean-value="true">
            <text:p>TRUE</text:p>
          </table:table-cell>
          <table:table-cell table:formula="of:=[.E88]&lt;[.$N$4]" office:value-type="boolean" office:boolean-value="true">
            <text:p>TRUE</text:p>
          </table:table-cell>
          <table:table-cell/>
          <table:table-cell table:formula="of:=[.D88]&lt;[.$N$5]" office:value-type="boolean" office:boolean-value="true">
            <text:p>TRUE</text:p>
          </table:table-cell>
          <table:table-cell table:formula="of:=[.E8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5.0 gnaps=3.0</text:p>
          </table:table-cell>
          <table:table-cell office:value-type="float" office:value="94.53">
            <text:p>94.53</text:p>
          </table:table-cell>
          <table:table-cell office:value-type="float" office:value="134.3">
            <text:p>134.3</text:p>
          </table:table-cell>
          <table:table-cell table:formula="of:=TDIST([.B89]; 14; 2)" office:value-type="float" office:value="4.80381898675345E-021">
            <text:p>4.80381898675345E-021</text:p>
          </table:table-cell>
          <table:table-cell table:formula="of:=TDIST([.C89]; 14; 2)" office:value-type="float" office:value="3.53792023902329E-023">
            <text:p>3.53792023902329E-023</text:p>
          </table:table-cell>
          <table:table-cell table:formula="of:=[.D89]&lt;[.$N$4]" office:value-type="boolean" office:boolean-value="true">
            <text:p>TRUE</text:p>
          </table:table-cell>
          <table:table-cell table:formula="of:=[.E89]&lt;[.$N$4]" office:value-type="boolean" office:boolean-value="true">
            <text:p>TRUE</text:p>
          </table:table-cell>
          <table:table-cell/>
          <table:table-cell table:formula="of:=[.D89]&lt;[.$N$5]" office:value-type="boolean" office:boolean-value="true">
            <text:p>TRUE</text:p>
          </table:table-cell>
          <table:table-cell table:formula="of:=[.E8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5.0 gnaps=3.6</text:p>
          </table:table-cell>
          <table:table-cell office:value-type="float" office:value="86.75">
            <text:p>86.75</text:p>
          </table:table-cell>
          <table:table-cell office:value-type="float" office:value="113.2">
            <text:p>113.2</text:p>
          </table:table-cell>
          <table:table-cell table:formula="of:=TDIST([.B90]; 14; 2)" office:value-type="float" office:value="1.59570893306659E-020">
            <text:p>1.59570893306659E-020</text:p>
          </table:table-cell>
          <table:table-cell table:formula="of:=TDIST([.C90]; 14; 2)" office:value-type="float" office:value="3.86421707552264E-022">
            <text:p>3.86421707552264E-022</text:p>
          </table:table-cell>
          <table:table-cell table:formula="of:=[.D90]&lt;[.$N$4]" office:value-type="boolean" office:boolean-value="true">
            <text:p>TRUE</text:p>
          </table:table-cell>
          <table:table-cell table:formula="of:=[.E90]&lt;[.$N$4]" office:value-type="boolean" office:boolean-value="true">
            <text:p>TRUE</text:p>
          </table:table-cell>
          <table:table-cell/>
          <table:table-cell table:formula="of:=[.D90]&lt;[.$N$5]" office:value-type="boolean" office:boolean-value="true">
            <text:p>TRUE</text:p>
          </table:table-cell>
          <table:table-cell table:formula="of:=[.E9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3.6 vs eL=-65.0 gnaps=4.2</text:p>
          </table:table-cell>
          <table:table-cell office:value-type="float" office:value="74.75">
            <text:p>74.75</text:p>
          </table:table-cell>
          <table:table-cell office:value-type="float" office:value="82.33">
            <text:p>82.33</text:p>
          </table:table-cell>
          <table:table-cell table:formula="of:=TDIST([.B91]; 14; 2)" office:value-type="float" office:value="1.2774228989316E-019">
            <text:p>1.2774228989316E-019</text:p>
          </table:table-cell>
          <table:table-cell table:formula="of:=TDIST([.C91]; 14; 2)" office:value-type="float" office:value="3.31382362871568E-020">
            <text:p>3.31382362871568E-020</text:p>
          </table:table-cell>
          <table:table-cell table:formula="of:=[.D91]&lt;[.$N$4]" office:value-type="boolean" office:boolean-value="true">
            <text:p>TRUE</text:p>
          </table:table-cell>
          <table:table-cell table:formula="of:=[.E91]&lt;[.$N$4]" office:value-type="boolean" office:boolean-value="true">
            <text:p>TRUE</text:p>
          </table:table-cell>
          <table:table-cell/>
          <table:table-cell table:formula="of:=[.D91]&lt;[.$N$5]" office:value-type="boolean" office:boolean-value="true">
            <text:p>TRUE</text:p>
          </table:table-cell>
          <table:table-cell table:formula="of:=[.E9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4.2 vs eL=-65.0 gnaps=1.8</text:p>
          </table:table-cell>
          <table:table-cell office:value-type="float" office:value="32.02">
            <text:p>32.02</text:p>
          </table:table-cell>
          <table:table-cell office:value-type="float" office:value="177.3">
            <text:p>177.3</text:p>
          </table:table-cell>
          <table:table-cell table:formula="of:=TDIST([.B92]; 14; 2)" office:value-type="float" office:value="0.0000000000000169617054592173">
            <text:p>1.69617054592173E-014</text:p>
          </table:table-cell>
          <table:table-cell table:formula="of:=TDIST([.C92]; 14; 2)" office:value-type="float" office:value="7.258255837791E-025">
            <text:p>7.258255837791E-025</text:p>
          </table:table-cell>
          <table:table-cell table:formula="of:=[.D92]&lt;[.$N$4]" office:value-type="boolean" office:boolean-value="true">
            <text:p>TRUE</text:p>
          </table:table-cell>
          <table:table-cell table:formula="of:=[.E92]&lt;[.$N$4]" office:value-type="boolean" office:boolean-value="true">
            <text:p>TRUE</text:p>
          </table:table-cell>
          <table:table-cell/>
          <table:table-cell table:formula="of:=[.D92]&lt;[.$N$5]" office:value-type="boolean" office:boolean-value="true">
            <text:p>TRUE</text:p>
          </table:table-cell>
          <table:table-cell table:formula="of:=[.E9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4.2 vs eL=-65.0 gnaps=2.4</text:p>
          </table:table-cell>
          <table:table-cell office:value-type="float" office:value="26.23">
            <text:p>26.23</text:p>
          </table:table-cell>
          <table:table-cell office:value-type="float" office:value="172">
            <text:p>172</text:p>
          </table:table-cell>
          <table:table-cell table:formula="of:=TDIST([.B93]; 14; 2)" office:value-type="float" office:value="0.000000000000265113220123702">
            <text:p>2.65113220123702E-013</text:p>
          </table:table-cell>
          <table:table-cell table:formula="of:=TDIST([.C93]; 14; 2)" office:value-type="float" office:value="1.10988228728998E-024">
            <text:p>1.10988228728998E-024</text:p>
          </table:table-cell>
          <table:table-cell table:formula="of:=[.D93]&lt;[.$N$4]" office:value-type="boolean" office:boolean-value="true">
            <text:p>TRUE</text:p>
          </table:table-cell>
          <table:table-cell table:formula="of:=[.E93]&lt;[.$N$4]" office:value-type="boolean" office:boolean-value="true">
            <text:p>TRUE</text:p>
          </table:table-cell>
          <table:table-cell/>
          <table:table-cell table:formula="of:=[.D93]&lt;[.$N$5]" office:value-type="boolean" office:boolean-value="true">
            <text:p>TRUE</text:p>
          </table:table-cell>
          <table:table-cell table:formula="of:=[.E9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4.2 vs eL=-65.0 gnaps=3.0</text:p>
          </table:table-cell>
          <table:table-cell office:value-type="float" office:value="19.86">
            <text:p>19.86</text:p>
          </table:table-cell>
          <table:table-cell office:value-type="float" office:value="166.1">
            <text:p>166.1</text:p>
          </table:table-cell>
          <table:table-cell table:formula="of:=TDIST([.B94]; 14; 2)" office:value-type="float" office:value="0.0000000000118274939694247">
            <text:p>1.18274939694247E-011</text:p>
          </table:table-cell>
          <table:table-cell table:formula="of:=TDIST([.C94]; 14; 2)" office:value-type="float" office:value="1.80885124371656E-024">
            <text:p>1.80885124371656E-024</text:p>
          </table:table-cell>
          <table:table-cell table:formula="of:=[.D94]&lt;[.$N$4]" office:value-type="boolean" office:boolean-value="true">
            <text:p>TRUE</text:p>
          </table:table-cell>
          <table:table-cell table:formula="of:=[.E94]&lt;[.$N$4]" office:value-type="boolean" office:boolean-value="true">
            <text:p>TRUE</text:p>
          </table:table-cell>
          <table:table-cell/>
          <table:table-cell table:formula="of:=[.D94]&lt;[.$N$5]" office:value-type="boolean" office:boolean-value="true">
            <text:p>TRUE</text:p>
          </table:table-cell>
          <table:table-cell table:formula="of:=[.E9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0.0 gnaps=4.2 vs eL=-65.0 gnaps=3.6</text:p>
          </table:table-cell>
          <table:table-cell office:value-type="float" office:value="10.9">
            <text:p>10.9</text:p>
          </table:table-cell>
          <table:table-cell office:value-type="float" office:value="145">
            <text:p>145</text:p>
          </table:table-cell>
          <table:table-cell table:formula="of:=TDIST([.B95]; 14; 2)" office:value-type="float" office:value="0.0000000318015463511522">
            <text:p>3.18015463511522E-008</text:p>
          </table:table-cell>
          <table:table-cell table:formula="of:=TDIST([.C95]; 14; 2)" office:value-type="float" office:value="1.2105267934053E-023">
            <text:p>1.2105267934053E-023</text:p>
          </table:table-cell>
          <table:table-cell table:formula="of:=[.D95]&lt;[.$N$4]" office:value-type="boolean" office:boolean-value="true">
            <text:p>TRUE</text:p>
          </table:table-cell>
          <table:table-cell table:formula="of:=[.E95]&lt;[.$N$4]" office:value-type="boolean" office:boolean-value="true">
            <text:p>TRUE</text:p>
          </table:table-cell>
          <table:table-cell/>
          <table:table-cell table:formula="of:=[.D95]&lt;[.$N$5]" office:value-type="boolean" office:boolean-value="true">
            <text:p>TRUE</text:p>
          </table:table-cell>
          <table:table-cell table:formula="of:=[.E95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L=-60.0 gnaps=4.2 vs eL=-65.0 gnaps=4.2</text:p>
          </table:table-cell>
          <table:table-cell table:style-name="ce1" office:value-type="float" office:value="2.946">
            <text:p>2.946</text:p>
          </table:table-cell>
          <table:table-cell table:style-name="ce1" office:value-type="float" office:value="114.1">
            <text:p>114.1</text:p>
          </table:table-cell>
          <table:table-cell table:style-name="ce1" table:formula="of:=TDIST([.B96]; 14; 2)" office:value-type="float" office:value="0.0106297124992823">
            <text:p>0.0106297125</text:p>
          </table:table-cell>
          <table:table-cell table:style-name="ce1" table:formula="of:=TDIST([.C96]; 14; 2)" office:value-type="float" office:value="3.45908588340128E-022">
            <text:p>3.45908588340128E-022</text:p>
          </table:table-cell>
          <table:table-cell table:style-name="ce1" table:formula="of:=[.D96]&lt;[.$N$4]" office:value-type="boolean" office:boolean-value="false">
            <text:p>FALSE</text:p>
          </table:table-cell>
          <table:table-cell table:style-name="ce1" table:formula="of:=[.E96]&lt;[.$N$4]" office:value-type="boolean" office:boolean-value="true">
            <text:p>TRUE</text:p>
          </table:table-cell>
          <table:table-cell table:style-name="ce1"/>
          <table:table-cell table:style-name="ce1" table:formula="of:=[.D96]&lt;[.$N$5]" office:value-type="boolean" office:boolean-value="false">
            <text:p>FALSE</text:p>
          </table:table-cell>
          <table:table-cell table:style-name="ce1" table:formula="of:=[.E96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1.8 vs eL=-65.0 gnaps=2.4</text:p>
          </table:table-cell>
          <table:table-cell office:value-type="float" office:value="5.023">
            <text:p>5.023</text:p>
          </table:table-cell>
          <table:table-cell office:value-type="float" office:value="5.315">
            <text:p>5.315</text:p>
          </table:table-cell>
          <table:table-cell table:formula="of:=TDIST([.B97]; 14; 2)" office:value-type="float" office:value="0.000186399534264817">
            <text:p>0.0001863995</text:p>
          </table:table-cell>
          <table:table-cell table:formula="of:=TDIST([.C97]; 14; 2)" office:value-type="float" office:value="0.000109158124861497">
            <text:p>0.0001091581</text:p>
          </table:table-cell>
          <table:table-cell table:formula="of:=[.D97]&lt;[.$N$4]" office:value-type="boolean" office:boolean-value="true">
            <text:p>TRUE</text:p>
          </table:table-cell>
          <table:table-cell table:formula="of:=[.E97]&lt;[.$N$4]" office:value-type="boolean" office:boolean-value="true">
            <text:p>TRUE</text:p>
          </table:table-cell>
          <table:table-cell/>
          <table:table-cell table:formula="of:=[.D97]&lt;[.$N$5]" office:value-type="boolean" office:boolean-value="true">
            <text:p>TRUE</text:p>
          </table:table-cell>
          <table:table-cell table:formula="of:=[.E97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1.8 vs eL=-65.0 gnaps=3.0</text:p>
          </table:table-cell>
          <table:table-cell office:value-type="float" office:value="10.54">
            <text:p>10.54</text:p>
          </table:table-cell>
          <table:table-cell office:value-type="float" office:value="11.21">
            <text:p>11.21</text:p>
          </table:table-cell>
          <table:table-cell table:formula="of:=TDIST([.B98]; 14; 2)" office:value-type="float" office:value="0.0000000485105306573427">
            <text:p>4.85105306573427E-008</text:p>
          </table:table-cell>
          <table:table-cell table:formula="of:=TDIST([.C98]; 14; 2)" office:value-type="float" office:value="0.0000000223042336926354">
            <text:p>2.23042336926354E-008</text:p>
          </table:table-cell>
          <table:table-cell table:formula="of:=[.D98]&lt;[.$N$4]" office:value-type="boolean" office:boolean-value="true">
            <text:p>TRUE</text:p>
          </table:table-cell>
          <table:table-cell table:formula="of:=[.E98]&lt;[.$N$4]" office:value-type="boolean" office:boolean-value="true">
            <text:p>TRUE</text:p>
          </table:table-cell>
          <table:table-cell/>
          <table:table-cell table:formula="of:=[.D98]&lt;[.$N$5]" office:value-type="boolean" office:boolean-value="true">
            <text:p>TRUE</text:p>
          </table:table-cell>
          <table:table-cell table:formula="of:=[.E98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1.8 vs eL=-65.0 gnaps=3.6</text:p>
          </table:table-cell>
          <table:table-cell office:value-type="float" office:value="18.31">
            <text:p>18.31</text:p>
          </table:table-cell>
          <table:table-cell office:value-type="float" office:value="32.3">
            <text:p>32.3</text:p>
          </table:table-cell>
          <table:table-cell table:formula="of:=TDIST([.B99]; 14; 2)" office:value-type="float" office:value="0.0000000000354627251505084">
            <text:p>3.54627251505084E-011</text:p>
          </table:table-cell>
          <table:table-cell table:formula="of:=TDIST([.C99]; 14; 2)" office:value-type="float" office:value="0.0000000000000150381938006206">
            <text:p>1.50381938006206E-014</text:p>
          </table:table-cell>
          <table:table-cell table:formula="of:=[.D99]&lt;[.$N$4]" office:value-type="boolean" office:boolean-value="true">
            <text:p>TRUE</text:p>
          </table:table-cell>
          <table:table-cell table:formula="of:=[.E99]&lt;[.$N$4]" office:value-type="boolean" office:boolean-value="true">
            <text:p>TRUE</text:p>
          </table:table-cell>
          <table:table-cell/>
          <table:table-cell table:formula="of:=[.D99]&lt;[.$N$5]" office:value-type="boolean" office:boolean-value="true">
            <text:p>TRUE</text:p>
          </table:table-cell>
          <table:table-cell table:formula="of:=[.E99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1.8 vs eL=-65.0 gnaps=4.2</text:p>
          </table:table-cell>
          <table:table-cell office:value-type="float" office:value="30.31">
            <text:p>30.31</text:p>
          </table:table-cell>
          <table:table-cell office:value-type="float" office:value="63.21">
            <text:p>63.21</text:p>
          </table:table-cell>
          <table:table-cell table:formula="of:=TDIST([.B100]; 14; 2)" office:value-type="float" office:value="0.0000000000000362004376064463">
            <text:p>3.62004376064463E-014</text:p>
          </table:table-cell>
          <table:table-cell table:formula="of:=TDIST([.C100]; 14; 2)" office:value-type="float" office:value="1.3275577829672E-018">
            <text:p>1.3275577829672E-018</text:p>
          </table:table-cell>
          <table:table-cell table:formula="of:=[.D100]&lt;[.$N$4]" office:value-type="boolean" office:boolean-value="true">
            <text:p>TRUE</text:p>
          </table:table-cell>
          <table:table-cell table:formula="of:=[.E100]&lt;[.$N$4]" office:value-type="boolean" office:boolean-value="true">
            <text:p>TRUE</text:p>
          </table:table-cell>
          <table:table-cell/>
          <table:table-cell table:formula="of:=[.D100]&lt;[.$N$5]" office:value-type="boolean" office:boolean-value="true">
            <text:p>TRUE</text:p>
          </table:table-cell>
          <table:table-cell table:formula="of:=[.E100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2.4 vs eL=-65.0 gnaps=3.0</text:p>
          </table:table-cell>
          <table:table-cell office:value-type="float" office:value="5.515">
            <text:p>5.515</text:p>
          </table:table-cell>
          <table:table-cell office:value-type="float" office:value="5.896">
            <text:p>5.896</text:p>
          </table:table-cell>
          <table:table-cell table:formula="of:=TDIST([.B101]; 14; 2)" office:value-type="float" office:value="0.0000761605969002202">
            <text:p>7.61605969002202E-005</text:p>
          </table:table-cell>
          <table:table-cell table:formula="of:=TDIST([.C101]; 14; 2)" office:value-type="float" office:value="0.0000389495553453473">
            <text:p>3.89495553453473E-005</text:p>
          </table:table-cell>
          <table:table-cell table:formula="of:=[.D101]&lt;[.$N$4]" office:value-type="boolean" office:boolean-value="true">
            <text:p>TRUE</text:p>
          </table:table-cell>
          <table:table-cell table:formula="of:=[.E101]&lt;[.$N$4]" office:value-type="boolean" office:boolean-value="true">
            <text:p>TRUE</text:p>
          </table:table-cell>
          <table:table-cell/>
          <table:table-cell table:formula="of:=[.D101]&lt;[.$N$5]" office:value-type="boolean" office:boolean-value="true">
            <text:p>TRUE</text:p>
          </table:table-cell>
          <table:table-cell table:formula="of:=[.E101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2.4 vs eL=-65.0 gnaps=3.6</text:p>
          </table:table-cell>
          <table:table-cell office:value-type="float" office:value="13.29">
            <text:p>13.29</text:p>
          </table:table-cell>
          <table:table-cell office:value-type="float" office:value="26.98">
            <text:p>26.98</text:p>
          </table:table-cell>
          <table:table-cell table:formula="of:=TDIST([.B102]; 14; 2)" office:value-type="float" office:value="0.00000000249582440623836">
            <text:p>2.49582440623836E-009</text:p>
          </table:table-cell>
          <table:table-cell table:formula="of:=TDIST([.C102]; 14; 2)" office:value-type="float" office:value="0.000000000000179944434750313">
            <text:p>1.79944434750313E-013</text:p>
          </table:table-cell>
          <table:table-cell table:formula="of:=[.D102]&lt;[.$N$4]" office:value-type="boolean" office:boolean-value="true">
            <text:p>TRUE</text:p>
          </table:table-cell>
          <table:table-cell table:formula="of:=[.E102]&lt;[.$N$4]" office:value-type="boolean" office:boolean-value="true">
            <text:p>TRUE</text:p>
          </table:table-cell>
          <table:table-cell/>
          <table:table-cell table:formula="of:=[.D102]&lt;[.$N$5]" office:value-type="boolean" office:boolean-value="true">
            <text:p>TRUE</text:p>
          </table:table-cell>
          <table:table-cell table:formula="of:=[.E102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2.4 vs eL=-65.0 gnaps=4.2</text:p>
          </table:table-cell>
          <table:table-cell office:value-type="float" office:value="25.29">
            <text:p>25.29</text:p>
          </table:table-cell>
          <table:table-cell office:value-type="float" office:value="57.9">
            <text:p>57.9</text:p>
          </table:table-cell>
          <table:table-cell table:formula="of:=TDIST([.B103]; 14; 2)" office:value-type="float" office:value="0.000000000000437545029422021">
            <text:p>4.37545029422021E-013</text:p>
          </table:table-cell>
          <table:table-cell table:formula="of:=TDIST([.C103]; 14; 2)" office:value-type="float" office:value="4.51487969992753E-018">
            <text:p>4.51487969992753E-018</text:p>
          </table:table-cell>
          <table:table-cell table:formula="of:=[.D103]&lt;[.$N$4]" office:value-type="boolean" office:boolean-value="true">
            <text:p>TRUE</text:p>
          </table:table-cell>
          <table:table-cell table:formula="of:=[.E103]&lt;[.$N$4]" office:value-type="boolean" office:boolean-value="true">
            <text:p>TRUE</text:p>
          </table:table-cell>
          <table:table-cell/>
          <table:table-cell table:formula="of:=[.D103]&lt;[.$N$5]" office:value-type="boolean" office:boolean-value="true">
            <text:p>TRUE</text:p>
          </table:table-cell>
          <table:table-cell table:formula="of:=[.E103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3.0 vs eL=-65.0 gnaps=3.6</text:p>
          </table:table-cell>
          <table:table-cell office:value-type="float" office:value="7.775">
            <text:p>7.775</text:p>
          </table:table-cell>
          <table:table-cell office:value-type="float" office:value="21.09">
            <text:p>21.09</text:p>
          </table:table-cell>
          <table:table-cell table:formula="of:=TDIST([.B104]; 14; 2)" office:value-type="float" office:value="0.0000019058099878599">
            <text:p>1.9058099878599E-006</text:p>
          </table:table-cell>
          <table:table-cell table:formula="of:=TDIST([.C104]; 14; 2)" office:value-type="float" office:value="0.00000000000523139276034403">
            <text:p>5.23139276034403E-012</text:p>
          </table:table-cell>
          <table:table-cell table:formula="of:=[.D104]&lt;[.$N$4]" office:value-type="boolean" office:boolean-value="true">
            <text:p>TRUE</text:p>
          </table:table-cell>
          <table:table-cell table:formula="of:=[.E104]&lt;[.$N$4]" office:value-type="boolean" office:boolean-value="true">
            <text:p>TRUE</text:p>
          </table:table-cell>
          <table:table-cell/>
          <table:table-cell table:formula="of:=[.D104]&lt;[.$N$5]" office:value-type="boolean" office:boolean-value="true">
            <text:p>TRUE</text:p>
          </table:table-cell>
          <table:table-cell table:formula="of:=[.E104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3.0 vs eL=-65.0 gnaps=4.2</text:p>
          </table:table-cell>
          <table:table-cell office:value-type="float" office:value="19.77">
            <text:p>19.77</text:p>
          </table:table-cell>
          <table:table-cell office:value-type="float" office:value="52">
            <text:p>52</text:p>
          </table:table-cell>
          <table:table-cell table:formula="of:=TDIST([.B105]; 14; 2)" office:value-type="float" office:value="0.0000000000125781621567315">
            <text:p>1.25781621567315E-011</text:p>
          </table:table-cell>
          <table:table-cell table:formula="of:=TDIST([.C105]; 14; 2)" office:value-type="float" office:value="2.01956747801877E-017">
            <text:p>2.01956747801877E-017</text:p>
          </table:table-cell>
          <table:table-cell table:formula="of:=[.D105]&lt;[.$N$4]" office:value-type="boolean" office:boolean-value="true">
            <text:p>TRUE</text:p>
          </table:table-cell>
          <table:table-cell table:formula="of:=[.E105]&lt;[.$N$4]" office:value-type="boolean" office:boolean-value="true">
            <text:p>TRUE</text:p>
          </table:table-cell>
          <table:table-cell/>
          <table:table-cell table:formula="of:=[.D105]&lt;[.$N$5]" office:value-type="boolean" office:boolean-value="true">
            <text:p>TRUE</text:p>
          </table:table-cell>
          <table:table-cell table:formula="of:=[.E105]&lt;[.$N$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eL=-65.0 gnaps=3.6 vs eL=-65.0 gnaps=4.2</text:p>
          </table:table-cell>
          <table:table-cell office:value-type="float" office:value="12">
            <text:p>12</text:p>
          </table:table-cell>
          <table:table-cell office:value-type="float" office:value="30.91">
            <text:p>30.91</text:p>
          </table:table-cell>
          <table:table-cell table:formula="of:=TDIST([.B106]; 14; 2)" office:value-type="float" office:value="0.00000000935333073936786">
            <text:p>9.35333073936786E-009</text:p>
          </table:table-cell>
          <table:table-cell table:formula="of:=TDIST([.C106]; 14; 2)" office:value-type="float" office:value="0.0000000000000276169814906939">
            <text:p>2.76169814906939E-014</text:p>
          </table:table-cell>
          <table:table-cell table:formula="of:=[.D106]&lt;[.$N$4]" office:value-type="boolean" office:boolean-value="true">
            <text:p>TRUE</text:p>
          </table:table-cell>
          <table:table-cell table:formula="of:=[.E106]&lt;[.$N$4]" office:value-type="boolean" office:boolean-value="true">
            <text:p>TRUE</text:p>
          </table:table-cell>
          <table:table-cell/>
          <table:table-cell table:formula="of:=[.D106]&lt;[.$N$5]" office:value-type="boolean" office:boolean-value="true">
            <text:p>TRUE</text:p>
          </table:table-cell>
          <table:table-cell table:formula="of:=[.E106]&lt;[.$N$5]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TDIST([.B107]; 14; 2)" office:value-type="float" office:value="1">
            <text:p>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12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2:45:40</dc:date>
    <dc:creator>Morgan Fine-Morris</dc:creator>
    <meta:document-statistic meta:table-count="1" meta:cell-count="953" meta:object-count="0"/>
    <meta:generator>OpenOffice/4.1.1$Unix OpenOffice.org_project/411m6$Build-9775</meta:generator>
  </office:meta>
</office:document-meta>
</file>